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1.852cm" fo:margin-top="0cm" fo:margin-bottom="0cm" table:align="right" style:writing-mode="lr-tb"/>
    </style:style>
    <style:style style:name="Таблиця1.A" style:family="table-column">
      <style:table-column-properties style:column-width="6.251cm"/>
    </style:style>
    <style:style style:name="Таблиця1.B" style:family="table-column">
      <style:table-column-properties style:column-width="5.599cm"/>
    </style:style>
    <style:style style:name="Таблиця1.1" style:family="table-row">
      <style:table-row-properties style:min-row-height="1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" style:family="table">
      <style:table-properties style:width="18.32cm" fo:margin-top="0cm" fo:margin-bottom="0cm" table:align="right" style:writing-mode="lr-tb"/>
    </style:style>
    <style:style style:name="Таблиця2.A" style:family="table-column">
      <style:table-column-properties style:column-width="1.752cm"/>
    </style:style>
    <style:style style:name="Таблиця2.B" style:family="table-column">
      <style:table-column-properties style:column-width="5.955cm"/>
    </style:style>
    <style:style style:name="Таблиця2.C" style:family="table-column">
      <style:table-column-properties style:column-width="5.858cm"/>
    </style:style>
    <style:style style:name="Таблиця2.D" style:family="table-column">
      <style:table-column-properties style:column-width="4.754cm"/>
    </style:style>
    <style:style style:name="Таблиця2.1" style:family="table-row">
      <style:table-row-properties style:min-row-height="3.149cm" fo:keep-together="auto"/>
    </style:style>
    <style:style style:name="Таблиця2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2.2" style:family="table-row">
      <style:table-row-properties style:min-row-height="2cm" fo:keep-together="auto"/>
    </style:style>
    <style:style style:name="Таблиця2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11" style:family="table-row">
      <style:table-row-properties style:min-row-height="2.835cm" fo:keep-together="auto"/>
    </style:style>
    <style:style style:name="Таблиця2.A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" style:family="table">
      <style:table-properties style:width="11.852cm" fo:margin-top="0cm" fo:margin-bottom="0cm" table:align="right" style:writing-mode="lr-tb"/>
    </style:style>
    <style:style style:name="Таблиця3.A" style:family="table-column">
      <style:table-column-properties style:column-width="6.251cm"/>
    </style:style>
    <style:style style:name="Таблиця3.B" style:family="table-column">
      <style:table-column-properties style:column-width="5.599cm"/>
    </style:style>
    <style:style style:name="Таблиця3.1" style:family="table-row">
      <style:table-row-properties style:min-row-height="1cm" fo:keep-together="auto"/>
    </style:style>
    <style:style style:name="Таблиця3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" style:family="table">
      <style:table-properties style:width="18.32cm" fo:margin-top="0cm" fo:margin-bottom="0cm" table:align="right" style:writing-mode="lr-tb"/>
    </style:style>
    <style:style style:name="Таблиця4.A" style:family="table-column">
      <style:table-column-properties style:column-width="1.752cm"/>
    </style:style>
    <style:style style:name="Таблиця4.B" style:family="table-column">
      <style:table-column-properties style:column-width="5.955cm"/>
    </style:style>
    <style:style style:name="Таблиця4.C" style:family="table-column">
      <style:table-column-properties style:column-width="5.858cm"/>
    </style:style>
    <style:style style:name="Таблиця4.D" style:family="table-column">
      <style:table-column-properties style:column-width="4.754cm"/>
    </style:style>
    <style:style style:name="Таблиця4.1" style:family="table-row">
      <style:table-row-properties style:min-row-height="3.149cm" fo:keep-together="auto"/>
    </style:style>
    <style:style style:name="Таблиця4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4.2" style:family="table-row">
      <style:table-row-properties style:min-row-height="2cm" fo:keep-together="auto"/>
    </style:style>
    <style:style style:name="Таблиця4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P1" style:family="paragraph" style:parent-style-name="Header">
      <style:paragraph-properties fo:margin-right="0.635cm"/>
    </style:style>
    <style:style style:name="P2" style:family="paragraph" style:parent-style-name="Standard">
      <style:paragraph-properties fo:margin-left="10.252cm" fo:margin-right="0cm"/>
      <style:text-properties officeooo:paragraph-rsid="0013142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2.822cm" fo:margin-bottom="0cm" style:contextual-spacing="false" fo:text-align="center" style:justify-single-word="false"/>
      <style:text-properties officeooo:paragraph-rsid="0016067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4.586cm" fo:margin-bottom="0cm" style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10.252cm" fo:margin-right="0cm" fo:margin-top="2.469cm" fo:margin-bottom="0cm" style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10.252cm" fo:margin-right="0cm"/>
      <style:text-properties fo:font-size="14pt" style:font-size-asian="14pt" style:font-size-complex="14pt"/>
    </style:style>
    <style:style style:name="P9" style:family="paragraph" style:parent-style-name="Standard">
      <style:paragraph-properties fo:margin-left="10.252cm" fo:margin-right="0cm" fo:margin-top="1.058cm" fo:margin-bottom="0cm" style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rsid="00149cd3" officeooo:paragraph-rsid="00149cd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2" style:family="paragraph" style:parent-style-name="Standard">
      <style:paragraph-properties fo:margin-left="10.252cm" fo:margin-right="0cm"/>
    </style:style>
    <style:style style:name="P13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13142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bold" officeooo:rsid="0021f421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16" style:family="paragraph" style:parent-style-name="Standard">
      <style:paragraph-properties fo:margin-left="1.251cm" fo:margin-right="1.251cm" fo:margin-top="0cm" fo:margin-bottom="0cm" style:contextual-spacing="false" fo:line-height="150%" fo:text-align="center" style:justify-single-word="false" style:register-true="true"/>
      <style:text-properties style:font-name="Times New Roman" fo:font-size="14pt" fo:language="uk" fo:country="UA" fo:font-weight="bold" officeooo:rsid="0022bd52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3c5e6a" officeooo:paragraph-rsid="0013142f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13142f" style:font-name-asian="Times New Roman1" style:font-size-asian="12.25pt" style:font-weight-asian="bold" style:font-name-complex="Times New Roman1" style:font-size-complex="14pt" style:font-weight-complex="bold"/>
    </style:style>
    <style:style style:name="P19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2414d5" officeooo:paragraph-rsid="0013142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13142f" style:font-name-asian="Times New Roman1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72861"/>
    </style:style>
    <style:style style:name="P22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72861"/>
    </style:style>
    <style:style style:name="P23" style:family="paragraph" style:parent-style-name="Звичайний">
      <style:paragraph-properties fo:margin-left="1.251cm" fo:margin-right="1.251cm" fo:line-height="150%" fo:text-align="start" style:justify-single-word="false" style:register-true="true" fo:text-indent="1.251cm" style:auto-text-indent="false"/>
      <style:text-properties officeooo:paragraph-rsid="0013142f"/>
    </style:style>
    <style:style style:name="P24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3142f"/>
    </style:style>
    <style:style style:name="P25" style:family="paragraph" style:parent-style-name="Standard" style:master-page-name="Standard">
      <style:paragraph-properties fo:margin-top="1.058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13142f" style:font-name-asian="Times New Roman1" style:font-size-asian="12.25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32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>
        <style:tab-stops/>
      </style:paragraph-properties>
    </style:style>
    <style:style style:name="P33" style:family="paragraph" style:parent-style-name="Standard">
      <style:paragraph-properties fo:margin-left="0.183cm" fo:margin-right="0cm" fo:text-align="justify" style:justify-single-word="false" fo:text-indent="0cm" style:auto-text-indent="false" style:writing-mode="lr-tb">
        <style:tab-stops/>
      </style:paragraph-properties>
    </style:style>
    <style:style style:name="P34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/>
    </style:style>
    <style:style style:name="P35" style:family="paragraph" style:parent-style-name="Standard">
      <style:paragraph-properties fo:margin-left="0.183cm" fo:margin-right="0cm" fo:text-align="justify" style:justify-single-word="false" fo:text-indent="0cm" style:auto-text-indent="false" style:writing-mode="lr-tb"/>
    </style:style>
    <style:style style:name="P36" style:family="paragraph" style:parent-style-name="Standard">
      <style:paragraph-properties fo:margin-left="0.183cm" fo:margin-right="-0.385cm" fo:text-align="justify" style:justify-single-word="false" fo:text-indent="0cm" style:auto-text-indent="false" style:writing-mode="lr-tb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38" style:family="paragraph" style:parent-style-name="Standard">
      <style:paragraph-properties fo:margin-left="0.635cm" fo:margin-right="0cm" fo:text-align="center" style:justify-single-word="false" fo:text-indent="0cm" style:auto-text-indent="false" style:writing-mode="lr-tb"/>
    </style:style>
    <style:style style:name="P39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41" style:family="paragraph" style:parent-style-name="Standard">
      <style:paragraph-properties fo:text-align="center" style:justify-single-word="false"/>
      <style:text-properties officeooo:paragraph-rsid="001e1f3c"/>
    </style:style>
    <style:style style:name="P42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13142f"/>
    </style:style>
    <style:style style:name="P43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15ff16"/>
    </style:style>
    <style:style style:name="P4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4426b1" officeooo:paragraph-rsid="0013142f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13142f" style:font-name-asian="Times New Roman1" style:font-size-asian="10.5pt" style:font-weight-asian="normal" style:font-name-complex="Times New Roman1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50%" fo:text-align="justify" style:justify-single-word="false" style:register-true="true"/>
      <style:text-properties fo:font-size="14pt" officeooo:paragraph-rsid="0013142f" style:font-size-asian="14pt" style:font-size-complex="14pt"/>
    </style:style>
    <style:style style:name="P47" style:family="paragraph" style:parent-style-name="Text_20_body">
      <style:paragraph-properties fo:margin-left="1.251cm" fo:margin-right="1.251cm" fo:margin-top="0cm" fo:margin-bottom="0cm" style:contextual-spacing="false" fo:line-height="150%" fo:text-align="justify" style:justify-single-word="false" style:register-true="true" fo:text-indent="1.251cm" style:auto-text-indent="false"/>
      <style:text-properties fo:font-size="14pt" officeooo:paragraph-rsid="0013142f" style:font-size-asian="14pt" style:font-size-complex="14pt"/>
    </style:style>
    <style:style style:name="P48" style:family="paragraph" style:parent-style-name="Text_20_body">
      <style:paragraph-properties fo:margin-left="1.251cm" fo:margin-right="1.251cm" fo:margin-top="0cm" fo:margin-bottom="0.423cm" style:contextual-spacing="false" fo:line-height="150%" fo:text-align="justify" style:justify-single-word="false" style:register-true="true" fo:text-indent="1.251cm" style:auto-text-indent="false"/>
      <style:text-properties fo:font-size="14pt" style:font-size-asian="14pt" style:font-size-complex="14pt"/>
    </style:style>
    <style:style style:name="P49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3142f"/>
    </style:style>
    <style:style style:name="P50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72861"/>
    </style:style>
    <style:style style:name="P51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bold" officeooo:rsid="002414d5" officeooo:paragraph-rsid="0013142f" style:font-size-asian="14pt" style:font-weight-asian="bold" style:font-size-complex="14pt" style:font-weight-complex="bold"/>
    </style:style>
    <style:style style:name="P52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13142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1f3c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3142f" style:font-size-asian="14pt" style:font-size-complex="14pt"/>
    </style:style>
    <style:style style:name="T5" style:family="text">
      <style:text-properties fo:font-size="14pt" fo:language="en" fo:country="US" officeooo:rsid="0013142f" style:font-size-asian="14pt" style:font-size-complex="14pt"/>
    </style:style>
    <style:style style:name="T6" style:family="text">
      <style:text-properties fo:font-size="14pt" fo:language="en" fo:country="US" officeooo:rsid="00149cd3" style:font-size-asian="14pt" style:font-size-complex="14pt"/>
    </style:style>
    <style:style style:name="T7" style:family="text">
      <style:text-properties fo:font-size="14pt" fo:language="uk" fo:country="UA" officeooo:rsid="0013142f" style:font-size-asian="14pt" style:font-size-complex="14pt"/>
    </style:style>
    <style:style style:name="T8" style:family="text">
      <style:text-properties fo:font-size="14pt" fo:language="uk" fo:country="UA" officeooo:rsid="00149cd3" style:font-size-asian="14pt" style:font-size-complex="14pt"/>
    </style:style>
    <style:style style:name="T9" style:family="text">
      <style:text-properties fo:font-size="15pt" fo:language="en" fo:country="US" style:font-size-asian="15pt" style:font-size-complex="15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e1f3c"/>
    </style:style>
    <style:style style:name="T12" style:family="text">
      <style:text-properties fo:color="#000000" loext:opacity="100%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15" style:family="text">
      <style:text-properties fo:language="uk" fo:country="UA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16" style:family="text">
      <style:text-properties fo:language="uk" fo:country="UA" fo:font-weight="normal" officeooo:rsid="0024ffa0" style:font-name-asian="Times New Roman1" style:language-asian="uk" style:country-asian="UA" style:font-weight-asian="normal" style:font-name-complex="Times New Roman1" style:font-weight-complex="normal"/>
    </style:style>
    <style:style style:name="T17" style:family="text">
      <style:text-properties fo:language="uk" fo:country="UA" fo:font-weight="normal" officeooo:rsid="0025b72a" style:font-name-asian="Times New Roman1" style:language-asian="uk" style:country-asian="UA" style:font-weight-asian="normal" style:font-name-complex="Times New Roman1" style:font-weight-complex="normal"/>
    </style:style>
    <style:style style:name="T18" style:family="text">
      <style:text-properties fo:language="uk" fo:country="UA" officeooo:rsid="00149cd3"/>
    </style:style>
    <style:style style:name="T19" style:family="text">
      <style:text-properties fo:language="uk" fo:country="UA" officeooo:rsid="001e1f3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22" style:family="text">
      <style:text-properties fo:language="en" fo:country="US" fo:font-weight="normal" officeooo:rsid="0017f9b1" style:font-name-asian="Times New Roman1" style:language-asian="uk" style:country-asian="UA" style:font-weight-asian="normal" style:font-name-complex="Times New Roman1" style:font-weight-complex="normal"/>
    </style:style>
    <style:style style:name="T23" style:family="text">
      <style:text-properties fo:language="en" fo:country="US" fo:font-weight="normal" officeooo:rsid="0025b72a" style:font-name-asian="Times New Roman1" style:language-asian="uk" style:country-asian="UA" style:font-weight-asian="normal" style:font-name-complex="Times New Roman1" style:font-weight-complex="normal"/>
    </style:style>
    <style:style style:name="T24" style:family="text">
      <style:text-properties fo:language="en" fo:country="US" officeooo:rsid="0016067e"/>
    </style:style>
    <style:style style:name="T25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fo:language="en" fo:country="US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language="en" fo:country="US" fo:font-weight="bold" officeooo:rsid="00168a1b" style:font-size-asian="12.25pt" style:font-weight-asian="bold" style:font-size-complex="14pt" style:font-weight-complex="bold"/>
    </style:style>
    <style:style style:name="T29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en" fo:country="US" fo:font-weight="bold" officeooo:rsid="00172861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language="en" fo:country="US" style:font-size-asian="14pt" style:font-size-complex="14pt"/>
    </style:style>
    <style:style style:name="T3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en" fo:country="US" fo:font-weight="normal" officeooo:rsid="001e1f3c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language="uk" fo:country="UA" fo:font-weight="normal" officeooo:rsid="0021f421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language="uk" fo:country="UA" fo:font-weight="normal" officeooo:rsid="001e1f3c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4pt" fo:language="uk" fo:country="UA" fo:font-weight="bold" officeooo:rsid="0021f421" style:font-size-asian="12.25pt" style:font-weight-asian="bold" style:font-size-complex="14pt" style:font-weight-complex="bold"/>
    </style:style>
    <style:style style:name="T37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8" style:family="text">
      <style:text-properties style:font-name="Times New Roman" fo:font-size="14pt" officeooo:rsid="001e05f0" style:font-name-asian="Times New Roman1" style:font-size-asian="14pt" style:language-asian="uk" style:country-asian="UA" style:font-name-complex="Times New Roman1" style:font-size-complex="14pt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fo:language="ru" fo:country="RU" fo:font-weight="bold" officeooo:rsid="0021f421" style:font-size-asian="12.25pt" style:font-weight-asian="bold" style:font-size-complex="14pt" style:font-weight-complex="bold"/>
    </style:style>
    <style:style style:name="T41" style:family="text">
      <style:text-properties style:font-name="Times New Roman" fo:font-size="14pt" fo:language="ru" fo:country="RU" style:font-size-asian="14pt" style:font-size-complex="14pt"/>
    </style:style>
    <style:style style:name="T42" style:family="text">
      <style:text-properties style:font-name="Times New Roman" fo:font-size="14pt" fo:language="ru" fo:country="RU" fo:font-weight="normal" officeooo:rsid="001e1f3c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3" style:family="text">
      <style:text-properties fo:font-weight="normal" style:font-name-asian="Times New Roman1" style:language-asian="uk" style:country-asian="UA" style:font-weight-asian="normal" style:font-name-complex="Times New Roman1" style:font-weight-complex="normal"/>
    </style:style>
    <style:style style:name="T44" style:family="text">
      <style:text-properties fo:font-weight="normal" officeooo:rsid="0024ffa0" style:font-name-asian="Times New Roman1" style:language-asian="uk" style:country-asian="UA" style:font-weight-asian="normal" style:font-name-complex="Times New Roman1" style:font-weight-complex="normal"/>
    </style:style>
    <style:style style:name="T45" style:family="text">
      <style:text-properties fo:font-weight="normal" officeooo:rsid="0025b72a" style:font-name-asian="Times New Roman1" style:language-asian="uk" style:country-asian="UA" style:font-weight-asian="normal" style:font-name-complex="Times New Roman1" style:font-weight-complex="normal"/>
    </style:style>
    <style:style style:name="T46" style:family="text"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T47" style:family="text">
      <style:text-properties fo:color="#606060" loext:opacity="100%" style:font-name="Times New Roman" fo:font-size="14pt" fo:letter-spacing="-0.023cm" style:font-size-asian="14pt" style:font-size-complex="14pt"/>
    </style:style>
    <style:style style:name="T48" style:family="text">
      <style:text-properties fo:color="#606060" loext:opacity="100%" style:font-name="Times New Roman" fo:font-size="14pt" fo:letter-spacing="-0.023cm" style:font-size-asian="14pt" style:font-size-complex="14pt"/>
    </style:style>
    <style:style style:name="T49" style:family="text">
      <style:text-properties officeooo:rsid="001e1f3c"/>
    </style:style>
    <style:style style:name="T5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ragraph" draw:opacity="0%" fo:padding="0cm" fo:border="non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5">Центральноукраїнський національний технічний університет</text:p>
      <text:p text:style-name="P5">Механіко-технологічний факультет</text:p>
      <text:p text:style-name="P6">ЗВІТ</text:p>
      <text:p text:style-name="P3"><text:span text:style-name="T1">ПРО ВИКОНАННЯ ЛАБОРАТОРНОЇ РОБОТИ № </text:span><text:span text:style-name="T2">9</text:span></text:p>
      <text:p text:style-name="P5">з навчальної дисципліни <text:span text:style-name="T1"/></text:p>
      <text:p text:style-name="P5">“Базові методології та технології програмування”</text:p>
      <text:p text:style-name="P10">на тему</text:p>
      <text:p text:style-name="P41"><text:span text:style-name="T6">“</text:span><text:span text:style-name="T8">РЕАЛІЗАЦІЯ ПРОГРАМНИХ МОДУЛІВ РОЗГАЛУДЖЕНИХ ТА ІТЕРАЦІЙНИХ ОБЧИСЛЮВАЛЬНИХ ПРОЦЕСІВ</text:span><text:span text:style-name="T18"> </text:span><text:span text:style-name="T1">“</text:span></text:p>
      <text:p text:style-name="P11"/>
      <text:p text:style-name="P7">ЗАВДАННЯ ВИДАВ<text:span text:style-name="T1"/></text:p>
      <text:p text:style-name="P8">доцент кафедри кібербезпеки та програмного забезпечення</text:p>
      <text:p text:style-name="P8">Доренський О. П. <text:span text:style-name="T3"/></text:p>
      <text:p text:style-name="P12"><text:a xlink:type="simple" xlink:href="https://github.com/odorenskyi/Dmytro-Parkhomenko-KB18" text:style-name="Internet_20_link" text:visited-style-name="Visited_20_Internet_20_Link"><text:span text:style-name="Internet_20_link"><text:span text:style-name="T12">https://github.com/odorenskyi/</text:span></text:span></text:a><text:span text:style-name="T1"> </text:span></text:p>
      <text:p text:style-name="P9">ВИКОНАВ <text:span text:style-name="T1"/></text:p>
      <text:p text:style-name="P12"><text:span text:style-name="T1">студент академічної групи </text:span><text:span text:style-name="T3">К</text:span><text:span text:style-name="T7">І</text:span><text:span text:style-name="T3">-2</text:span><text:span text:style-name="T7">3</text:span></text:p>
      <text:p text:style-name="P12"><text:span text:style-name="T4">Гончар</text:span><text:span text:style-name="T1"> </text:span><text:span text:style-name="T4">А</text:span><text:span text:style-name="T1">. </text:span><text:span text:style-name="T4">Д</text:span><text:span text:style-name="T1">.</text:span></text:p>
      <text:p text:style-name="P9">ПЕРЕВІРИВ<text:span text:style-name="T1"/></text:p>
      <text:p text:style-name="P2"><text:span text:style-name="T1">викладач <text:line-break/></text:span><text:span text:style-name="T38">Дрєєва Г.М.</text:span></text:p>
      <text:p text:style-name="P4"><text:span text:style-name="T1">Кропивницький – 202</text:span><text:span text:style-name="T5">4</text:span></text:p>
      <text:p text:style-name="P4"><text:soft-page-break/><text:span text:style-name="T40">Лабараторна робота </text:span><text:span text:style-name="T36">№</text:span><text:span text:style-name="T28">8</text:span></text:p>
      <text:p text:style-name="P26" loext:marker-style-name="T37"/>
      <text:p text:style-name="P42"><text:span text:style-name="T26"><text:tab/>Тема</text:span><text:span text:style-name="T27">: </text:span><text:span text:style-name="T34">Реалізація</text:span> <text:span text:style-name="T33">програ</text:span><text:span text:style-name="T42">м</text:span><text:span text:style-name="T42">них</text:span><text:span text:style-name="T34"> </text:span><text:span text:style-name="T42">мод</text:span><text:span text:style-name="T35">ул</text:span><text:span text:style-name="T35">ів</text:span><text:span text:style-name="T34"> </text:span><text:span text:style-name="T35">розгалужених</text:span><text:span text:style-name="T34"> </text:span><text:span text:style-name="T35">та ітераційних </text:span><text:span text:style-name="T34"><text:s/>обчислювальних процесів </text:span></text:p>
      <text:p text:style-name="P43"><text:span text:style-name="T25"><text:tab/>МЕТА</text:span><text:span text:style-name="T37">: Набути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Code::Blocks </text:span></text:p>
      <text:p text:style-name="P15"/>
      <text:p text:style-name="P14">Завдання<text:span text:style-name="T13">:</text:span></text:p>
      <text:p text:style-name="P47"><text:span text:style-name="T49">1.</text:span>Реалізувати функції розв’язування задач 9.1–9.3 як складових статичної бібліотеки libModulesПрізвище.а (проект ModulesПрізвище, створений під час виконання лабораторної роботи №8).</text:p>
      <text:p text:style-name="P48"><text:span text:style-name="T49">2.</text:span>Реалізувати програмне забезпечення розв’язування задачі 9.4 на основі функцій статичної бібліотеки libModulesПрізвище.а.</text:p>
      <text:p text:style-name="P46"/>
      <text:p text:style-name="P16">Варіант №<text:span text:style-name="T49">6</text:span></text:p>
      <text:p text:style-name="P16"/>
      <text:p text:style-name="P18">Лістинг <text:span text:style-name="T24">ModulesGonchar.a</text:span></text:p>
      <text:p text:style-name="P18"><text:span text:style-name="T24"/></text:p>
      <text:p text:style-name="P44">#include &lt;cmath&gt;</text:p>
      <text:p text:style-name="P44">#include &lt;iostream&gt;</text:p>
      <text:p text:style-name="P44">using namespace std;</text:p>
      <text:p text:style-name="P44"/>
      <text:p text:style-name="P44">double s_calculation(double x, double y, double z){</text:p>
      <text:p text:style-name="P44"/>
      <text:p text:style-name="P44"><text:s text:c="4"/>system("chcp 65001 &gt; nul");</text:p>
      <text:p text:style-name="P44"/>
      <text:p text:style-name="P44"><text:s text:c="4"/>double S;</text:p>
      <text:p text:style-name="P44"/>
      <text:p text:style-name="P44"><text:s text:c="4"/>S = ((1.0/2) * pow(x , 2)) - sqrt(abs(pow((y+z),2) - pow(x, 5))) - log10(sin(z));</text:p>
      <text:p text:style-name="P44"/>
      <text:p text:style-name="P44"><text:soft-page-break/><text:s text:c="4"/>return S;</text:p>
      <text:p text:style-name="P44">}</text:p>
      <text:p text:style-name="P44"/>
      <text:p text:style-name="P44">void calculateSalary(const int hours_worked[]) {</text:p>
      <text:p text:style-name="P44"><text:s text:c="4"/>float hourly_rate = 40.0;</text:p>
      <text:p text:style-name="P44"><text:s text:c="4"/>float bonus_rate = 300.0;</text:p>
      <text:p text:style-name="P44"><text:s text:c="4"/>float income_tax, pension_tax, social_security_tax, unemployment_tax, net_salary;</text:p>
      <text:p text:style-name="P44"><text:s text:c="4"/>float total_salary = 0.0;</text:p>
      <text:p text:style-name="P44"/>
      <text:p text:style-name="P44"><text:s text:c="4"/>for (int i = 0; i &lt; 5; i++) {</text:p>
      <text:p text:style-name="P44"><text:s text:c="8"/>total_salary += hours_worked[i] * hourly_rate;</text:p>
      <text:p text:style-name="P44"><text:s text:c="8"/>if (hours_worked[i] &gt; 8) {</text:p>
      <text:p text:style-name="P44"><text:s text:c="12"/>total_salary += bonus_rate;</text:p>
      <text:p text:style-name="P44"><text:s text:c="8"/>}</text:p>
      <text:p text:style-name="P44"><text:s text:c="4"/>}</text:p>
      <text:p text:style-name="P44"><text:s text:c="4"/>income_tax = 0.15 * total_salary;</text:p>
      <text:p text:style-name="P44"><text:s text:c="4"/>pension_tax = 0.02 * total_salary;</text:p>
      <text:p text:style-name="P44"><text:s text:c="4"/>social_security_tax = 0.6 * total_salary;</text:p>
      <text:p text:style-name="P44"><text:s text:c="4"/>unemployment_tax = 0.01 * total_salary;</text:p>
      <text:p text:style-name="P44"/>
      <text:p text:style-name="P44"><text:s text:c="4"/>net_salary = total_salary - (income_tax + pension_tax + social_security_tax + unemployment_tax);</text:p>
      <text:p text:style-name="P44"/>
      <text:p text:style-name="P44"><text:s text:c="4"/>cout &lt;&lt; "\nНарахована сума зарплати: " &lt;&lt; total_salary &lt;&lt; "\n";</text:p>
      <text:p text:style-name="P44"><text:s text:c="4"/>cout &lt;&lt; "Податок на прибуток: " &lt;&lt; income_tax &lt;&lt; "\n";</text:p>
      <text:p text:style-name="P44"><text:s text:c="4"/>cout &lt;&lt; "Пенсійний фонд: " &lt;&lt; pension_tax &lt;&lt; "\n";</text:p>
      <text:p text:style-name="P44"><text:s text:c="4"/>cout &lt;&lt; "Фонд загальнообов'язкового державного соцстрахування на випадок безробіття: " &lt;&lt; social_security_tax &lt;&lt; "\n";</text:p>
      <text:p text:style-name="P44"><text:s text:c="4"/>cout &lt;&lt; "Загальнообов'язкове державне соцстрахування у зв'язку з тимчасовою втратою працездатності:" &lt;&lt; unemployment_tax &lt;&lt; "\n";</text:p>
      <text:p text:style-name="P44"><text:s text:c="4"/>cout &lt;&lt; "\nСума до видачі працівникові (з вирахуваними податками):" &lt;&lt; net_salary &lt;&lt; "\n";</text:p>
      <text:p text:style-name="P44">}</text:p>
      <text:p text:style-name="P44"/>
      <text:p text:style-name="P44"><text:soft-page-break/>void convertSockSize(int ukraine_size) {</text:p>
      <text:p text:style-name="P44"><text:s text:c="4"/>int us_size, eu_size;</text:p>
      <text:p text:style-name="P44"/>
      <text:p text:style-name="P44"><text:s text:c="4"/>switch (ukraine_size) {</text:p>
      <text:p text:style-name="P44"><text:s text:c="8"/>case 23:</text:p>
      <text:p text:style-name="P44"><text:s text:c="12"/>us_size = 8;</text:p>
      <text:p text:style-name="P44"><text:s text:c="12"/>eu_size = 37;</text:p>
      <text:p text:style-name="P44"><text:s text:c="12"/>break;</text:p>
      <text:p text:style-name="P44"><text:s text:c="8"/>case 25:</text:p>
      <text:p text:style-name="P44"><text:s text:c="12"/>us_size = 9;</text:p>
      <text:p text:style-name="P44"><text:s text:c="12"/>eu_size = 39;</text:p>
      <text:p text:style-name="P44"><text:s text:c="12"/>break;</text:p>
      <text:p text:style-name="P44"><text:s text:c="8"/>case 27:</text:p>
      <text:p text:style-name="P44"><text:s text:c="12"/>us_size = 10;</text:p>
      <text:p text:style-name="P44"><text:s text:c="12"/>eu_size = 41;</text:p>
      <text:p text:style-name="P44"><text:s text:c="12"/>break;</text:p>
      <text:p text:style-name="P44"><text:s text:c="8"/>case 29:</text:p>
      <text:p text:style-name="P44"><text:s text:c="12"/>us_size = 11;</text:p>
      <text:p text:style-name="P44"><text:s text:c="12"/>eu_size = 43;</text:p>
      <text:p text:style-name="P44"><text:s text:c="12"/>break;</text:p>
      <text:p text:style-name="P44"><text:s text:c="8"/>case 31:</text:p>
      <text:p text:style-name="P44"><text:s text:c="12"/>us_size = 12;</text:p>
      <text:p text:style-name="P44"><text:s text:c="12"/>eu_size = 45;</text:p>
      <text:p text:style-name="P44"><text:s text:c="12"/>break;</text:p>
      <text:p text:style-name="P44"><text:s text:c="8"/>default:</text:p>
      <text:p text:style-name="P44"><text:s text:c="12"/>cout &lt;&lt; "Такого розміру нема" &lt;&lt; endl;</text:p>
      <text:p text:style-name="P44"><text:s text:c="12"/>return;</text:p>
      <text:p text:style-name="P44"><text:s text:c="4"/>}</text:p>
      <text:p text:style-name="P44"><text:s text:c="4"/>cout &lt;&lt; "США: " &lt;&lt; us_size &lt;&lt;endl;</text:p>
      <text:p text:style-name="P44"><text:s text:c="4"/>cout &lt;&lt; "ЄС: " &lt;&lt; eu_size &lt;&lt; endl;</text:p>
      <text:p text:style-name="P44">}</text:p>
      <text:p text:style-name="P44"/>
      <text:p text:style-name="P44">void countBits(int N) {</text:p>
      <text:p text:style-name="P44"><text:s text:c="4"/>int D7 = (N &amp; (1 &lt;&lt; 7)) ? 1 : 0;</text:p>
      <text:p text:style-name="P44"><text:s text:c="4"/>int count = 0;</text:p>
      <text:p text:style-name="P44"><text:s text:c="4"/>if (D7 == 1) {</text:p>
      <text:p text:style-name="P44"><text:s text:c="8"/>count = 0;</text:p>
      <text:p text:style-name="P44"><text:s text:c="8"/>while (N &gt; 0) {</text:p>
      <text:p text:style-name="P44"><text:soft-page-break/><text:s text:c="12"/>count += (N &amp; 1) ? 0 : 1;</text:p>
      <text:p text:style-name="P44"><text:s text:c="12"/>N &gt;&gt;= 1;</text:p>
      <text:p text:style-name="P44"><text:s text:c="8"/>}</text:p>
      <text:p text:style-name="P44"><text:s text:c="4"/>} else {</text:p>
      <text:p text:style-name="P44"><text:s text:c="8"/>count = 0;</text:p>
      <text:p text:style-name="P44"><text:s text:c="8"/>while (N &gt; 0) {</text:p>
      <text:p text:style-name="P44"><text:s text:c="12"/>count += (N &amp; 1) ? 1 : 0;</text:p>
      <text:p text:style-name="P44"><text:s text:c="12"/>N &gt;&gt;= 1;</text:p>
      <text:p text:style-name="P44"><text:s text:c="8"/>}</text:p>
      <text:p text:style-name="P44"><text:s text:c="4"/>}</text:p>
      <text:p text:style-name="P44"><text:s text:c="4"/>if (D7 == 1) {</text:p>
      <text:p text:style-name="P44"><text:s text:c="8"/>cout &lt;&lt; "Кількість бінариних нулів: " &lt;&lt; count &lt;&lt; endl;</text:p>
      <text:p text:style-name="P44"><text:s text:c="4"/>} else {</text:p>
      <text:p text:style-name="P44"><text:s text:c="8"/>cout &lt;&lt; "Кількість бінарних одиниць: " &lt;&lt; count &lt;&lt; endl;</text:p>
      <text:p text:style-name="P44"><text:s text:c="4"/>}</text:p>
      <text:p text:style-name="P44">}</text:p>
      <text:p text:style-name="P18">Лістинг <text:span text:style-name="T24">ModulesGonchar.h</text:span></text:p>
      <text:p text:style-name="P18"><text:span text:style-name="T24"/></text:p>
      <text:p text:style-name="P20">#ifndef MODULESGONCHAR_H_INCLUDED</text:p>
      <text:p text:style-name="P20">#define MODULESGONCHAR_H_INCLUDED</text:p>
      <text:p text:style-name="P20"/>
      <text:p text:style-name="P20">double s_calculation(double x, double y, double z);</text:p>
      <text:p text:style-name="P20">void calculateSalary(const int hours_worked[]);</text:p>
      <text:p text:style-name="P20">void convertSockSize(int ukraine_size);</text:p>
      <text:p text:style-name="P20">void countBits(int N);</text:p>
      <text:p text:style-name="P20">#endif // MODULESGONCHAR_H_INCLUDED</text:p>
      <text:p text:style-name="P20"/>
      <text:p text:style-name="P37" loext:marker-style-name="T47"><draw:frame draw:style-name="fr1" draw:name="Рамка2" text:anchor-type="paragraph" svg:y="0cm" svg:width="11.852cm" draw:z-index="15" loext:may-break-between-pages="true"><draw:text-box fo:min-height="0cm"><table:table table:name="Таблиця1" table:style-name="Таблиця1"><table:table-column table:style-name="Таблиця1.A"/><table:table-column table:style-name="Таблиця1.B"/><table:table-row table:style-name="Таблиця1.1"><table:table-cell table:style-name="Таблиця1.A1" office:value-type="string"><text:p text:style-name="P32" loext:marker-style-name="T39"><text:span text:style-name="T39">Назва тестового набору</text:span></text:p><text:p text:style-name="P32"><text:span text:style-name="T39">Test Suite Description</text:span></text:p></table:table-cell><table:table-cell table:style-name="Таблиця1.A1" office:value-type="string"><text:p text:style-name="P33"><text:span text:style-name="T39">TS_lab_9</text:span><text:span text:style-name="T41">.1</text:span></text:p></table:table-cell></table:table-row><table:table-row table:style-name="Таблиця1.1"><table:table-cell table:style-name="Таблиця1.A1" office:value-type="string"><text:p text:style-name="P34" loext:marker-style-name="T39"><text:span text:style-name="T39">Назва проекта / ПЗ</text:span></text:p><text:p text:style-name="P34"><text:span text:style-name="T39">Name of Project / Software</text:span></text:p></table:table-cell><table:table-cell table:style-name="Таблиця1.A1" office:value-type="string"><text:p text:style-name="P35" loext:marker-style-name="T20"><text:span text:style-name="T31">ModulesGonchar</text:span></text:p></table:table-cell></table:table-row><table:table-row table:style-name="Таблиця1.1"><table:table-cell table:style-name="Таблиця1.A1" office:value-type="string"><text:p text:style-name="P34" loext:marker-style-name="T39"><text:span text:style-name="T39">Рівень тестування</text:span></text:p><text:p text:style-name="P34"><text:span text:style-name="T39">Level of Testing</text:span></text:p></table:table-cell><table:table-cell table:style-name="Таблиця1.A1" office:value-type="string"><text:p text:style-name="P36"><text:span text:style-name="T39">Модульний</text:span><text:span text:style-name="T31">/Unit </text:span><text:span text:style-name="T39">Testing</text:span></text:p></table:table-cell></table:table-row><table:table-row table:style-name="Таблиця1.1"><table:table-cell table:style-name="Таблиця1.A1" office:value-type="string"><text:p text:style-name="P34" loext:marker-style-name="T39"><text:span text:style-name="T39">Автор тест-сьюта </text:span></text:p><text:p text:style-name="P34"><text:span text:style-name="T39">Test Suite Author</text:span></text:p></table:table-cell><table:table-cell table:style-name="Таблиця1.A1" office:value-type="string"><text:p text:style-name="P35" loext:marker-style-name="T10"><text:span text:style-name="T41">Гончар Артем</text:span><text:span text:style-name="T39">ій</text:span></text:p></table:table-cell></table:table-row><table:table-row table:style-name="Таблиця1.1"><table:table-cell table:style-name="Таблиця1.A1" office:value-type="string"><text:p text:style-name="P34" loext:marker-style-name="T39"><text:span text:style-name="T39">Виконавець </text:span></text:p><text:p text:style-name="P34"><text:span text:style-name="T39">Implementer</text:span></text:p></table:table-cell><table:table-cell table:style-name="Таблиця1.A1" office:value-type="string"><text:p text:style-name="P35" loext:marker-style-name="T20"><text:span text:style-name="T31">TestDriver</text:span></text:p></table:table-cell></table:table-row></table:table></draw:text-box></draw:frame><text:soft-page-break/><text:line-break loext:clear="all"/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0"><text:span text:style-name="T39">ID</text:span><text:span text:style-name="T31"> TS</text:span></text:p>
          </table:table-cell>
          <table:table-cell table:style-name="Таблиця2.A1" office:value-type="string">
            <text:p text:style-name="P40"><text:span text:style-name="T39">Вхід</text:span></text:p>
          </table:table-cell>
          <table:table-cell table:style-name="Таблиця2.A1" office:value-type="string">
            <text:p text:style-name="P40"><text:span text:style-name="T39">Вихід</text:span></text:p>
          </table:table-cell>
          <table:table-cell table:style-name="Таблиця2.A1" office:value-type="string">
            <text:p text:style-name="P39" loext:marker-style-name="T39"><text:span text:style-name="T39">Результат тестування (пройшов/не вдалося/ заблокований) /</text:span><text:span text:style-name="T39"/></text:p>
            <text:p text:style-name="P39"><text:span text:style-name="T39">Test Result<text:line-break/>(passed/failed/ blocked)</text:span></text:p>
          </table:table-cell>
        </table:table-row>
        <table:table-row table:style-name="Таблиця2.2">
          <table:table-cell table:style-name="Таблиця2.A2" office:value-type="string">
            <text:p text:style-name="P40" loext:marker-style-name="T20"><text:span text:style-name="T31">TC_</text:span><text:span text:style-name="T41">01</text:span></text:p>
          </table:table-cell>
          <table:table-cell table:style-name="Таблиця2.B2" office:value-type="string">
            <text:p text:style-name="P40" loext:marker-style-name="T31"><text:span text:style-name="T31">1)0,0,0</text:span><text:span text:style-name="T31"/></text:p>
            <text:p text:style-name="P40" loext:marker-style-name="T31"><text:span text:style-name="T31">2)5,6,3,8,9</text:span><text:span text:style-name="T31"/></text:p>
            <text:p text:style-name="P40" loext:marker-style-name="T39"><text:span text:style-name="T31">3)</text:span><text:span text:style-name="T39">15</text:span></text:p>
            <text:p text:style-name="P40"><text:span text:style-name="T39">4)7</text:span></text:p>
          </table:table-cell>
          <table:table-cell table:style-name="Таблиця2.C2" office:value-type="string">
            <text:p text:style-name="P40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40" loext:marker-style-name="T41"><text:span text:style-name="T41">Результат: </text:span><text:span text:style-name="T31">inf</text:span></text:p>
            <text:p text:style-name="P40" loext:marker-style-name="T41"><text:span text:style-name="T41">Нарахована сума зарплати: 1540</text:span><text:span text:style-name="T41"/></text:p>
            <text:p text:style-name="P40" loext:marker-style-name="T41"><text:span text:style-name="T41">Податок на прибуток: 231</text:span><text:span text:style-name="T41"/></text:p>
            <text:p text:style-name="P40" loext:marker-style-name="T41"><text:span text:style-name="T41">Пенсійний фонд: 30.8</text:span><text:span text:style-name="T41"/></text:p>
            <text:p text:style-name="P40" loext:marker-style-name="T41"><text:span text:style-name="T41">Фонд загальнообов'язкового державного соцстрахування на випадок безробіття: 924</text:span><text:span text:style-name="T41"/></text:p>
            <text:p text:style-name="P40" loext:marker-style-name="T41"><text:span text:style-name="T41">Загальнообов'язкове державне соцстрахування у зв'язку з тимчасовою втратою працездатності:15.4</text:span><text:span text:style-name="T41"/></text:p>
            <text:p text:style-name="P40" loext:marker-style-name="T31"><text:span text:style-name="T41">Сума до видачі працівникові (з вирахуваними податками):338.8</text:span><text:span text:style-name="T31"/></text:p>
            <text:p text:style-name="P40" loext:marker-style-name="T41"><text:span text:style-name="T41">Вве</text:span><text:span text:style-name="T39">діть розмір:</text:span></text:p>
            <text:p text:style-name="P40" loext:marker-style-name="T39"><text:span text:style-name="T39">Такого розміру нема</text:span><text:span text:style-name="T39"/></text:p>
            <text:p text:style-name="P40"><text:span text:style-name="T39">Введіть число для підрахунку бітів: <text:line-break/>Кількість бінарних одиниць: 3</text:span></text:p>
          </table:table-cell>
          <table:table-cell table:style-name="Таблиця2.D2" office:value-type="string">
            <text:p text:style-name="P40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3" office:value-type="string">
            <text:p text:style-name="P40" loext:marker-style-name="T20"><text:span text:style-name="T31">TC_</text:span><text:span text:style-name="T41">02</text:span></text:p>
          </table:table-cell>
          <table:table-cell table:style-name="Таблиця2.B3" office:value-type="string">
            <text:p text:style-name="P40" loext:marker-style-name="T39"><text:span text:style-name="T39">1)2,1,1</text:span><text:span text:style-name="T39"/></text:p>
            <text:p text:style-name="P40" loext:marker-style-name="T39"><text:span text:style-name="T39">2)10,10,10,10,10</text:span><text:span text:style-name="T39"/></text:p>
            <text:p text:style-name="P40" loext:marker-style-name="T39"><text:soft-page-break/><text:span text:style-name="T39">3)1</text:span><text:span text:style-name="T39"/></text:p>
            <text:p text:style-name="P40"><text:span text:style-name="T39">4)3</text:span></text:p>
          </table:table-cell>
          <table:table-cell table:style-name="Таблиця2.C3" office:value-type="string">
            <text:p text:style-name="P40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40" loext:marker-style-name="T41"><text:span text:style-name="T41">Результат: -3.21654</text:span><text:span text:style-name="T41"/></text:p>
            <text:p text:style-name="P40" loext:marker-style-name="T41"><text:soft-page-break/><text:span text:style-name="T41">Нарахована сума зарплати: 3500</text:span><text:span text:style-name="T41"/></text:p>
            <text:p text:style-name="P40" loext:marker-style-name="T41"><text:span text:style-name="T41">Податок на прибуток: 525 </text:span><text:span text:style-name="T41"/></text:p>
            <text:p text:style-name="P40" loext:marker-style-name="T41"><text:span text:style-name="T41">Пенсійний фонд: 70 </text:span><text:span text:style-name="T41"/></text:p>
            <text:p text:style-name="P40" loext:marker-style-name="T41"><text:span text:style-name="T41">Фонд загальнообов'язкового державного соцстрахування на випадок безробіття: 2100</text:span><text:span text:style-name="T41"/></text:p>
            <text:p text:style-name="P40" loext:marker-style-name="T41"><text:span text:style-name="T41">Загальнообов'язкове державне соцстрахування у зв'язку з тимчасовою втратою працездатності: 35</text:span><text:span text:style-name="T41"/></text:p>
            <text:p text:style-name="P40" loext:marker-style-name="T41"><text:span text:style-name="T41">Сума до видачі працівникові (з вирахуваними податками):770</text:span><text:span text:style-name="T41"/></text:p>
            <text:p text:style-name="P40" loext:marker-style-name="T41"><text:span text:style-name="T41">Вве</text:span><text:span text:style-name="T39">діть розмір:</text:span></text:p>
            <text:p text:style-name="P40" loext:marker-style-name="T31"><text:span text:style-name="T39">Такого розміру нема</text:span><text:span text:style-name="T31"/></text:p>
            <text:p text:style-name="P40"><text:span text:style-name="T39">Введіть число для підрахунку бітів: Кількість бінарних </text:span><text:span text:style-name="T41">одиниць: 2</text:span></text:p>
          </table:table-cell>
          <table:table-cell table:style-name="Таблиця2.D3" office:value-type="string">
            <text:p text:style-name="P40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4" office:value-type="string">
            <text:p text:style-name="P37" loext:marker-style-name="T20"><text:span text:style-name="T31">TC_</text:span><text:span text:style-name="T41">03</text:span></text:p>
          </table:table-cell>
          <table:table-cell table:style-name="Таблиця2.B4" office:value-type="string">
            <text:p text:style-name="P38" loext:marker-style-name="T31"><text:span text:style-name="T31">1)0,1,2</text:span><text:span text:style-name="T31"/></text:p>
            <text:p text:style-name="P38" loext:marker-style-name="T31"><text:span text:style-name="T31">2)1,3,1,4,1</text:span><text:span text:style-name="T31"/></text:p>
            <text:p text:style-name="P38" loext:marker-style-name="T31"><text:span text:style-name="T31">3)21</text:span><text:span text:style-name="T31"/></text:p>
            <text:p text:style-name="P38" loext:marker-style-name="T20"><text:span text:style-name="T31">4)10</text:span><text:span text:style-name="T31"/></text:p>
          </table:table-cell>
          <table:table-cell table:style-name="Таблиця2.C4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pan text:style-name="T41">Результат: -2.95871</text:span><text:span text:style-name="T41"/></text:p>
            <text:p text:style-name="P37" loext:marker-style-name="T41"><text:span text:style-name="T41">Нарахована сума зарплати: 400</text:span><text:span text:style-name="T41"/></text:p>
            <text:p text:style-name="P37" loext:marker-style-name="T41"><text:span text:style-name="T41">Податок на прибуток: 60 </text:span><text:span text:style-name="T41"/></text:p>
            <text:p text:style-name="P37" loext:marker-style-name="T41"><text:span text:style-name="T41">Пенсійний фонд: <text:s/>8</text:span><text:span text:style-name="T41"/></text:p>
            <text:p text:style-name="P37" loext:marker-style-name="T41"><text:span text:style-name="T41">Фонд загальнообов'язкового державного соцстрахування на випадок безробіття: 240 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працездатності: 4</text:span><text:span text:style-name="T41"/></text:p>
            <text:p text:style-name="P37" loext:marker-style-name="T41"><text:span text:style-name="T41">Сума до видачі працівникові (з вирахуваними податками): 88</text:span><text:span text:style-name="T41"/></text:p>
            <text:p text:style-name="P37" loext:marker-style-name="T31"><text:span text:style-name="T41">Вве</text:span><text:span text:style-name="T39">діть розмір:</text:span></text:p>
            <text:p text:style-name="P37" loext:marker-style-name="T41"><text:span text:style-name="T41">Такого розм</text:span><text:span text:style-name="T39">іру нема</text:span></text:p>
            <text:p text:style-name="P37" loext:marker-style-name="T39"><text:soft-page-break/><text:span text:style-name="T39">Введіть число для підрахунку бітів:</text:span><text:span text:style-name="T39"/></text:p>
            <text:p text:style-name="P37"><text:span text:style-name="T39">Кількість бінарних одиниць: 2</text:span></text:p>
          </table:table-cell>
          <table:table-cell table:style-name="Таблиця2.D4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5" office:value-type="string">
            <text:p text:style-name="P37" loext:marker-style-name="T20"><text:span text:style-name="T31">TC_</text:span><text:span text:style-name="T41">04</text:span></text:p>
          </table:table-cell>
          <table:table-cell table:style-name="Таблиця2.B5" office:value-type="string">
            <text:p text:style-name="P37" loext:marker-style-name="T39"><text:span text:style-name="T39">1)1,1,1</text:span><text:span text:style-name="T39"/></text:p>
            <text:p text:style-name="P37" loext:marker-style-name="T31"><text:span text:style-name="T39">2)</text:span><text:span text:style-name="T31">23,22,21,20,19</text:span></text:p>
            <text:p text:style-name="P37" loext:marker-style-name="T31"><text:span text:style-name="T31">3)29</text:span><text:span text:style-name="T31"/></text:p>
            <text:p text:style-name="P37"><text:span text:style-name="T31">4)3</text:span></text:p>
          </table:table-cell>
          <table:table-cell table:style-name="Таблиця2.C5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pan text:style-name="T41">Результат: -1.15709 </text:span><text:span text:style-name="T41"/></text:p>
            <text:p text:style-name="P37" loext:marker-style-name="T41"><text:span text:style-name="T41">Нарахована сума зарплати: 5700</text:span><text:span text:style-name="T41"/></text:p>
            <text:p text:style-name="P37" loext:marker-style-name="T41"><text:span text:style-name="T41">Податок на прибуток: 855</text:span><text:span text:style-name="T41"/></text:p>
            <text:p text:style-name="P37" loext:marker-style-name="T41"><text:span text:style-name="T41">Пенсійний фонд: 114</text:span><text:span text:style-name="T41"/></text:p>
            <text:p text:style-name="P37" loext:marker-style-name="T41"><text:span text:style-name="T41">Фонд загальнообов'язкового державного соцстрахування на випадок безробіття: 3420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працездатності: 57</text:span><text:span text:style-name="T41"/></text:p>
            <text:p text:style-name="P37" loext:marker-style-name="T41"><text:span text:style-name="T41">Сума до видачі працівникові (з вирахуваними податками): 1254</text:span><text:span text:style-name="T41"/></text:p>
            <text:p text:style-name="P37" loext:marker-style-name="T41"><text:span text:style-name="T41">Вве</text:span><text:span text:style-name="T39">діть розмір:</text:span></text:p>
            <text:p text:style-name="P37" loext:marker-style-name="T39"><text:span text:style-name="T41">США: 11<text:line-break/></text:span><text:span text:style-name="T39">ЄС: 43</text:span></text:p>
            <text:p text:style-name="P37" loext:marker-style-name="T39"><text:span text:style-name="T39">Введіть число для підрахунку бітів:</text:span><text:span text:style-name="T39"/></text:p>
            <text:p text:style-name="P37"><text:span text:style-name="T39">Кількість бінарних</text:span><text:span text:style-name="T41"> одиниць: 3</text:span></text:p>
          </table:table-cell>
          <table:table-cell table:style-name="Таблиця2.D5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6" office:value-type="string">
            <text:p text:style-name="P37" loext:marker-style-name="T20"><text:span text:style-name="T31">TC_</text:span><text:span text:style-name="T41">05</text:span></text:p>
          </table:table-cell>
          <table:table-cell table:style-name="Таблиця2.B6" office:value-type="string">
            <text:p text:style-name="P37" loext:marker-style-name="T31"><text:span text:style-name="T31">1)10,9,8</text:span><text:span text:style-name="T31"/></text:p>
            <text:p text:style-name="P37" loext:marker-style-name="T31"><text:span text:style-name="T31">2)0,0,0,0,1</text:span><text:span text:style-name="T31"/></text:p>
            <text:p text:style-name="P37" loext:marker-style-name="T31"><text:span text:style-name="T31">3)38</text:span><text:span text:style-name="T31"/></text:p>
            <text:p text:style-name="P37" loext:marker-style-name="T20"><text:span text:style-name="T31">4)4</text:span><text:span text:style-name="T31"/></text:p>
          </table:table-cell>
          <table:table-cell table:style-name="Таблиця2.C6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pan text:style-name="T41">Результат: -265.766</text:span><text:span text:style-name="T41"/></text:p>
            <text:p text:style-name="P37" loext:marker-style-name="T41"><text:span text:style-name="T41">Нарахована сума зарплати: 40</text:span><text:span text:style-name="T41"/></text:p>
            <text:p text:style-name="P37" loext:marker-style-name="T41"><text:span text:style-name="T41">Податок на прибуток: 6 </text:span><text:span text:style-name="T41"/></text:p>
            <text:p text:style-name="P37" loext:marker-style-name="T41"><text:span text:style-name="T41">Пенсійний фонд: 0.8</text:span><text:span text:style-name="T41"/></text:p>
            <text:p text:style-name="P37" loext:marker-style-name="T41"><text:span text:style-name="T41">Фонд загальнообов'язкового державного соцстрахування на випадок безробіття: 24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</text:span><text:soft-page-break/><text:span text:style-name="T41">працездатності: 0.4</text:span><text:span text:style-name="T41"/></text:p>
            <text:p text:style-name="P37" loext:marker-style-name="T41"><text:span text:style-name="T41">Сума до видачі працівникові (з вирахуваними податками): 8.8</text:span><text:span text:style-name="T41"/></text:p>
            <text:p text:style-name="P37" loext:marker-style-name="T41"><text:span text:style-name="T41">Вве</text:span><text:span text:style-name="T39">діть розмір:</text:span></text:p>
            <text:p text:style-name="P37" loext:marker-style-name="T39"><text:span text:style-name="T41">Такого розм</text:span><text:span text:style-name="T39">іру нема</text:span></text:p>
            <text:p text:style-name="P37" loext:marker-style-name="T39"><text:span text:style-name="T39">Введіть число для підрахунку бітів:</text:span><text:span text:style-name="T39"/></text:p>
            <text:p text:style-name="P37"><text:span text:style-name="T39">Кількість бінарних</text:span><text:span text:style-name="T41"> одиниць: 1</text:span></text:p>
          </table:table-cell>
          <table:table-cell table:style-name="Таблиця2.D6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7" office:value-type="string">
            <text:p text:style-name="P37" loext:marker-style-name="T20"><text:span text:style-name="T31">TC_</text:span><text:span text:style-name="T41">06</text:span></text:p>
          </table:table-cell>
          <table:table-cell table:style-name="Таблиця2.B7" office:value-type="string">
            <text:p text:style-name="P37" loext:marker-style-name="T31"><text:span text:style-name="T31">1)2,1,0</text:span><text:span text:style-name="T31"/></text:p>
            <text:p text:style-name="P37" loext:marker-style-name="T31"><text:span text:style-name="T31">2)4,4,1,8,9</text:span><text:span text:style-name="T31"/></text:p>
            <text:p text:style-name="P37" loext:marker-style-name="T31"><text:span text:style-name="T31">3)28</text:span><text:span text:style-name="T31"/></text:p>
            <text:p text:style-name="P37" loext:marker-style-name="T20"><text:span text:style-name="T31">4)11</text:span><text:span text:style-name="T31"/></text:p>
          </table:table-cell>
          <table:table-cell table:style-name="Таблиця2.C7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pan text:style-name="T41">Результат: </text:span><text:span text:style-name="T31">inf</text:span></text:p>
            <text:p text:style-name="P37" loext:marker-style-name="T41"><text:span text:style-name="T41">Нарахована сума зарплати: 1340</text:span><text:span text:style-name="T41"/></text:p>
            <text:p text:style-name="P37" loext:marker-style-name="T41"><text:span text:style-name="T41">Податок на прибуток: 201 </text:span><text:span text:style-name="T41"/></text:p>
            <text:p text:style-name="P37" loext:marker-style-name="T41"><text:span text:style-name="T41">Пенсійний фонд: 26.8 </text:span><text:span text:style-name="T41"/></text:p>
            <text:p text:style-name="P37" loext:marker-style-name="T41"><text:span text:style-name="T41">Фонд загальнообов'язкового державного соцстрахування на випадок безробіття: 804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працездатності: 13.4</text:span><text:span text:style-name="T41"/></text:p>
            <text:p text:style-name="P37" loext:marker-style-name="T41"><text:span text:style-name="T41">Сума до видачі працівникові (з вирахуваними податками): 294.8</text:span><text:span text:style-name="T41"/></text:p>
            <text:p text:style-name="P37" loext:marker-style-name="T31"><text:span text:style-name="T41">Вве</text:span><text:span text:style-name="T39">діть розмір:</text:span></text:p>
            <text:p text:style-name="P37" loext:marker-style-name="T41"><text:span text:style-name="T41">Такого розм</text:span><text:span text:style-name="T39">іру нема</text:span></text:p>
            <text:p text:style-name="P37" loext:marker-style-name="T39"><text:span text:style-name="T39">Введіть число для підрахунку бітів:</text:span><text:span text:style-name="T39"/></text:p>
            <text:p text:style-name="P37"><text:span text:style-name="T39">Кількість бінарних одиниць: 3</text:span></text:p>
          </table:table-cell>
          <table:table-cell table:style-name="Таблиця2.D7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8" office:value-type="string">
            <text:p text:style-name="P37" loext:marker-style-name="T20"><text:span text:style-name="T31">TC_</text:span><text:span text:style-name="T41">07</text:span></text:p>
          </table:table-cell>
          <table:table-cell table:style-name="Таблиця2.B8" office:value-type="string">
            <text:p text:style-name="P38" loext:marker-style-name="T31"><text:span text:style-name="T31">1)7,1,9</text:span><text:span text:style-name="T31"/></text:p>
            <text:p text:style-name="P38" loext:marker-style-name="T31"><text:span text:style-name="T31">2)12,12,12,12,12</text:span><text:span text:style-name="T31"/></text:p>
            <text:p text:style-name="P38" loext:marker-style-name="T31"><text:span text:style-name="T31">3)29</text:span><text:span text:style-name="T31"/></text:p>
            <text:p text:style-name="P38" loext:marker-style-name="T20"><text:span text:style-name="T31">4)9</text:span><text:span text:style-name="T31"/></text:p>
          </table:table-cell>
          <table:table-cell table:style-name="Таблиця2.C8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pan text:style-name="T41">Результат: -104.371</text:span><text:span text:style-name="T41"/></text:p>
            <text:p text:style-name="P37" loext:marker-style-name="T41"><text:span text:style-name="T41">Нарахована сума зарплати: 3900</text:span><text:span text:style-name="T41"/></text:p>
            <text:p text:style-name="P37" loext:marker-style-name="T41"><text:span text:style-name="T41">Податок на прибуток: 585 </text:span><text:span text:style-name="T41"/></text:p>
            <text:p text:style-name="P37" loext:marker-style-name="T41"><text:span text:style-name="T41">Пенсійний фонд: 78 </text:span><text:span text:style-name="T41"/></text:p>
            <text:p text:style-name="P37" loext:marker-style-name="T41"><text:span text:style-name="T41">Фонд загальнообов'язкового </text:span><text:soft-page-break/><text:span text:style-name="T41">державного соцстрахування на випадок безробіття:2340 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працездатності: 39</text:span><text:span text:style-name="T41"/></text:p>
            <text:p text:style-name="P37" loext:marker-style-name="T41"><text:span text:style-name="T41">Сума до видачі працівникові (з вирахуваними податками): 858</text:span><text:span text:style-name="T41"/></text:p>
            <text:p text:style-name="P37" loext:marker-style-name="T31"><text:span text:style-name="T41">Вве</text:span><text:span text:style-name="T39">діть розмір:</text:span></text:p>
            <text:p text:style-name="P37" loext:marker-style-name="T41"><text:span text:style-name="T41">США: 11</text:span><text:span text:style-name="T41"/></text:p>
            <text:p text:style-name="P37" loext:marker-style-name="T31"><text:span text:style-name="T39">ЄС: 43</text:span><text:span text:style-name="T31"/></text:p>
            <text:p text:style-name="P37" loext:marker-style-name="T39"><text:span text:style-name="T39">Введіть число для підрахунку бітів:</text:span><text:span text:style-name="T39"/></text:p>
            <text:p text:style-name="P37"><text:span text:style-name="T39">Кількість бінарних</text:span><text:span text:style-name="T31"> </text:span><text:span text:style-name="T41">одиниць: 2</text:span></text:p>
          </table:table-cell>
          <table:table-cell table:style-name="Таблиця2.D8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9" office:value-type="string">
            <text:p text:style-name="P37" loext:marker-style-name="T20"><text:span text:style-name="T31">TC_</text:span><text:span text:style-name="T41">08</text:span></text:p>
          </table:table-cell>
          <table:table-cell table:style-name="Таблиця2.B9" office:value-type="string">
            <text:p text:style-name="P37" loext:marker-style-name="T31"><text:span text:style-name="T31">1)3,3,3</text:span><text:span text:style-name="T31"/></text:p>
            <text:p text:style-name="P37" loext:marker-style-name="T31"><text:span text:style-name="T31">2)1,2,3,4,5</text:span><text:span text:style-name="T31"/></text:p>
            <text:p text:style-name="P37" loext:marker-style-name="T31"><text:span text:style-name="T31">3)31</text:span><text:span text:style-name="T31"/></text:p>
            <text:p text:style-name="P37" loext:marker-style-name="T20"><text:span text:style-name="T31">4)0</text:span><text:span text:style-name="T31"/></text:p>
          </table:table-cell>
          <table:table-cell table:style-name="Таблиця2.C9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pan text:style-name="T41">Результат: -9.03708</text:span><text:span text:style-name="T41"/></text:p>
            <text:p text:style-name="P37" loext:marker-style-name="T41"><text:span text:style-name="T41">Нарахована сума зарплати: 600</text:span><text:span text:style-name="T41"/></text:p>
            <text:p text:style-name="P37" loext:marker-style-name="T41"><text:span text:style-name="T41">Податок на прибуток: 90 </text:span><text:span text:style-name="T41"/></text:p>
            <text:p text:style-name="P37" loext:marker-style-name="T41"><text:span text:style-name="T41">Пенсійний фонд: 12</text:span><text:span text:style-name="T41"/></text:p>
            <text:p text:style-name="P37" loext:marker-style-name="T41"><text:span text:style-name="T41">Фонд загальнообов'язкового державного соцстрахування на випадок безробіття: 360 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працездатності: 6</text:span><text:span text:style-name="T41"/></text:p>
            <text:p text:style-name="P37" loext:marker-style-name="T41"><text:span text:style-name="T41">Сума до видачі працівникові (з вирахуваними податками): 132</text:span><text:span text:style-name="T41"/></text:p>
            <text:p text:style-name="P37" loext:marker-style-name="T41"><text:span text:style-name="T41">Вве</text:span><text:span text:style-name="T39">діть розмір:</text:span></text:p>
            <text:p text:style-name="P37" loext:marker-style-name="T41"><text:span text:style-name="T41">США: 12</text:span><text:span text:style-name="T41"/></text:p>
            <text:p text:style-name="P37" loext:marker-style-name="T39"><text:span text:style-name="T39">ЄС: 45</text:span><text:span text:style-name="T39"/></text:p>
            <text:p text:style-name="P37" loext:marker-style-name="T39"><text:span text:style-name="T39">Введіть число для підрахунку бітів:</text:span><text:span text:style-name="T39"/></text:p>
            <text:p text:style-name="P37"><text:span text:style-name="T39">Кількість бінарних</text:span><text:span text:style-name="T41"> одиниць: 0</text:span></text:p>
          </table:table-cell>
          <table:table-cell table:style-name="Таблиця2.D9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2">
          <table:table-cell table:style-name="Таблиця2.A10" office:value-type="string">
            <text:p text:style-name="P37" loext:marker-style-name="T20"><text:span text:style-name="T31">TC_</text:span><text:span text:style-name="T41">0</text:span><text:soft-page-break/><text:span text:style-name="T41">9</text:span></text:p>
          </table:table-cell>
          <table:table-cell table:style-name="Таблиця2.B10" office:value-type="string">
            <text:p text:style-name="P37" loext:marker-style-name="T39"><text:span text:style-name="T39">1)</text:span><text:span text:style-name="T31">-3,-3,10</text:span></text:p>
            <text:p text:style-name="P37" loext:marker-style-name="T39"><text:soft-page-break/><text:span text:style-name="T39">2)2,0,0,0,0</text:span><text:span text:style-name="T39"/></text:p>
            <text:p text:style-name="P37" loext:marker-style-name="T31"><text:span text:style-name="T39">3)2</text:span><text:span text:style-name="T31">7</text:span></text:p>
            <text:p text:style-name="P37"><text:span text:style-name="T31">4)-1</text:span></text:p>
          </table:table-cell>
          <table:table-cell table:style-name="Таблиця2.C10" office:value-type="string">
            <text:p text:style-name="P37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37" loext:marker-style-name="T41"><text:soft-page-break/><text:span text:style-name="T41">Результат: </text:span><text:span text:style-name="T31">nan</text:span><text:span text:style-name="T41"> </text:span></text:p>
            <text:p text:style-name="P37" loext:marker-style-name="T41"><text:span text:style-name="T41">Нарахована сума зарплати: 80 </text:span><text:span text:style-name="T41"/></text:p>
            <text:p text:style-name="P37" loext:marker-style-name="T41"><text:span text:style-name="T41">Податок на прибуток: 12 </text:span><text:span text:style-name="T41"/></text:p>
            <text:p text:style-name="P37" loext:marker-style-name="T41"><text:span text:style-name="T41">Пенсійний фонд: 1.6</text:span><text:span text:style-name="T41"/></text:p>
            <text:p text:style-name="P37" loext:marker-style-name="T41"><text:span text:style-name="T41">Фонд загальнообов'язкового державного соцстрахування на випадок безробіття: 48</text:span><text:span text:style-name="T41"/></text:p>
            <text:p text:style-name="P37" loext:marker-style-name="T41"><text:span text:style-name="T41">Загальнообов'язкове державне соцстрахування у зв'язку з тимчасовою втратою працездатності: 0.8</text:span><text:span text:style-name="T41"/></text:p>
            <text:p text:style-name="P37" loext:marker-style-name="T41"><text:span text:style-name="T41">Сума до видачі працівникові (з вирахуваними податками): 17.6</text:span><text:span text:style-name="T41"/></text:p>
            <text:p text:style-name="P37" loext:marker-style-name="T31"><text:span text:style-name="T41">Вве</text:span><text:span text:style-name="T39">діть розмір:</text:span></text:p>
            <text:p text:style-name="P37" loext:marker-style-name="T41"><text:span text:style-name="T41">США: 10</text:span><text:span text:style-name="T41"/></text:p>
            <text:p text:style-name="P37" loext:marker-style-name="T39"><text:span text:style-name="T39">ЄС: 41</text:span><text:span text:style-name="T39"/></text:p>
            <text:p text:style-name="P37" loext:marker-style-name="T39"><text:span text:style-name="T39">Введіть число для підрахунку бітів:</text:span><text:span text:style-name="T39"/></text:p>
            <text:p text:style-name="P37"><text:span text:style-name="T39">Кількість бінарних</text:span><text:span text:style-name="T31"> </text:span><text:span text:style-name="T41">нул</text:span><text:span text:style-name="T39">ів: 0</text:span></text:p>
          </table:table-cell>
          <table:table-cell table:style-name="Таблиця2.D10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2.11">
          <table:table-cell table:style-name="Таблиця2.A11" office:value-type="string">
            <text:p text:style-name="P40" loext:marker-style-name="T20"><text:span text:style-name="T31">TC_</text:span><text:span text:style-name="T41">10</text:span></text:p>
          </table:table-cell>
          <table:table-cell table:style-name="Таблиця2.B11" office:value-type="string">
            <text:p text:style-name="P40" loext:marker-style-name="T39"><text:span text:style-name="T39">1)12,13,1</text:span><text:span text:style-name="T39"/></text:p>
            <text:p text:style-name="P40" loext:marker-style-name="T31"><text:span text:style-name="T39">2) 24,2</text:span><text:span text:style-name="T31">4,24,24,24</text:span></text:p>
            <text:p text:style-name="P40" loext:marker-style-name="T31"><text:span text:style-name="T31">3)26</text:span><text:span text:style-name="T31"/></text:p>
            <text:p text:style-name="P40"><text:span text:style-name="T31">4)-3</text:span></text:p>
          </table:table-cell>
          <table:table-cell table:style-name="Таблиця2.C11" office:value-type="string">
            <text:p text:style-name="P40" loext:marker-style-name="T41"><text:span text:style-name="T41">Введіть </text:span><text:span text:style-name="T31">x</text:span><text:span text:style-name="T41">,</text:span><text:span text:style-name="T31">y</text:span><text:span text:style-name="T41">,</text:span><text:span text:style-name="T31">z</text:span><text:span text:style-name="T39">: </text:span></text:p>
            <text:p text:style-name="P40" loext:marker-style-name="T41"><text:span text:style-name="T41">Результат: -426.559</text:span><text:span text:style-name="T41"/></text:p>
            <text:p text:style-name="P40" loext:marker-style-name="T41"><text:span text:style-name="T41">Нарахована сума зарплати: 6300</text:span><text:span text:style-name="T41"/></text:p>
            <text:p text:style-name="P40" loext:marker-style-name="T41"><text:span text:style-name="T41">Податок на прибуток: 945 </text:span><text:span text:style-name="T41"/></text:p>
            <text:p text:style-name="P40" loext:marker-style-name="T41"><text:span text:style-name="T41">Пенсійний фонд: 126 </text:span><text:span text:style-name="T41"/></text:p>
            <text:p text:style-name="P40" loext:marker-style-name="T41"><text:span text:style-name="T41">Фонд загальнообов'язкового державного соцстрахування на випадок безробіття: 3780</text:span><text:span text:style-name="T41"/></text:p>
            <text:p text:style-name="P40" loext:marker-style-name="T41"><text:span text:style-name="T41">Загальнообов'язкове державне соцстрахування у зв'язку з тимчасовою втратою працездатності: 63</text:span><text:span text:style-name="T41"/></text:p>
            <text:p text:style-name="P40" loext:marker-style-name="T41"><text:span text:style-name="T41">Сума до видачі працівникові (з вирахуваними податками): 1386</text:span><text:span text:style-name="T41"/></text:p>
            <text:p text:style-name="P40" loext:marker-style-name="T41"><text:soft-page-break/><text:span text:style-name="T41">Вве</text:span><text:span text:style-name="T39">діть розмір:</text:span></text:p>
            <text:p text:style-name="P40" loext:marker-style-name="T31"><text:span text:style-name="T39">Такого розміру нема</text:span><text:span text:style-name="T31"/></text:p>
            <text:p text:style-name="P40" loext:marker-style-name="T39"><text:span text:style-name="T39">Введіть число для підрахунку бітів:</text:span><text:span text:style-name="T39"/></text:p>
            <text:p text:style-name="P40"><text:span text:style-name="T39">Кількість бінарних</text:span><text:span text:style-name="T41"> н</text:span><text:span text:style-name="T39">улів: 0</text:span></text:p>
          </table:table-cell>
          <table:table-cell table:style-name="Таблиця2.D11" office:value-type="string">
            <text:p text:style-name="P40" loext:marker-style-name="T20"><text:span text:style-name="T31">Passed</text:span><text:span text:style-name="T31"/></text:p>
          </table:table-cell>
        </table:table-row>
      </table:table>
      <text:p text:style-name="P27" loext:marker-style-name="T39"/>
      <text:p text:style-name="P27" loext:marker-style-name="T39"/>
      <text:p text:style-name="P31" loext:marker-style-name="T47"/>
      <text:p text:style-name="P23"><text:span text:style-name="Шрифт_20_абзацу_20_за_20_замовчуванням"><text:span text:style-name="T9"><text:line-break/></text:span></text:span><text:span text:style-name="Шрифт_20_абзацу_20_за_20_замовчуванням"><text:span text:style-name="T29">Лістинг TestDriver: </text:span></text:span></text:p>
      <text:p text:style-name="P24"><text:span text:style-name="Шрифт_20_абзацу_20_за_20_замовчуванням"><text:span text:style-name="T29"/></text:span></text:p>
      <text:p text:style-name="P24"><text:span text:style-name="Шрифт_20_абзацу_20_за_20_замовчуванням"><text:span text:style-name="T46">#include &lt;iostream&gt;</text:span></text:span></text:p>
      <text:p text:style-name="P24"><text:span text:style-name="Шрифт_20_абзацу_20_за_20_замовчуванням"><text:span text:style-name="T46">#include "ModulesGonchar.h"</text:span></text:span></text:p>
      <text:p text:style-name="P24"><text:span text:style-name="Шрифт_20_абзацу_20_за_20_замовчуванням"><text:span text:style-name="T46">using namespace std;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int main() {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<text:s text:c="4"/>double x, y, z;</text:span></text:span></text:p>
      <text:p text:style-name="P24"><text:span text:style-name="Шрифт_20_абзацу_20_за_20_замовчуванням"><text:span text:style-name="T46"><text:s text:c="4"/>cout &lt;&lt; "Введіть x,y,z: ";</text:span></text:span></text:p>
      <text:p text:style-name="P24"><text:span text:style-name="Шрифт_20_абзацу_20_за_20_замовчуванням"><text:span text:style-name="T46"><text:s text:c="4"/>cin &gt;&gt; x &gt;&gt; y &gt;&gt; z;</text:span></text:span></text:p>
      <text:p text:style-name="P24"><text:span text:style-name="Шрифт_20_абзацу_20_за_20_замовчуванням"><text:span text:style-name="T46"><text:s text:c="4"/>double result_s = s_calculation(x, y, z);</text:span></text:span></text:p>
      <text:p text:style-name="P24"><text:span text:style-name="Шрифт_20_абзацу_20_за_20_замовчуванням"><text:span text:style-name="T46"><text:s text:c="4"/>cout &lt;&lt; "Результат: " &lt;&lt; result_s &lt;&lt; endl;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<text:s text:c="4"/>int numbers[5];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<text:s text:c="4"/>for (int i = 0; i &lt; 5; ++i) {</text:span></text:span></text:p>
      <text:p text:style-name="P24"><text:span text:style-name="Шрифт_20_абзацу_20_за_20_замовчуванням"><text:span text:style-name="T46"><text:s text:c="8"/>cin &gt;&gt; numbers[i];</text:span></text:span></text:p>
      <text:p text:style-name="P24"><text:span text:style-name="Шрифт_20_абзацу_20_за_20_замовчуванням"><text:span text:style-name="T46"><text:s text:c="4"/>}</text:span></text:span></text:p>
      <text:p text:style-name="P24"><text:span text:style-name="Шрифт_20_абзацу_20_за_20_замовчуванням"><text:span text:style-name="T46"><text:s text:c="4"/>calculateSalary(numbers);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<text:s text:c="4"/>int sockSize;</text:span></text:span></text:p>
      <text:p text:style-name="P24"><text:span text:style-name="Шрифт_20_абзацу_20_за_20_замовчуванням"><text:span text:style-name="T46"><text:s text:c="4"/>cout&lt;&lt;"Введіть розмір: ";</text:span></text:span></text:p>
      <text:p text:style-name="P24"><text:span text:style-name="Шрифт_20_абзацу_20_за_20_замовчуванням"><text:span text:style-name="T46"><text:s text:c="4"/>cin&gt;&gt;sockSize;</text:span></text:span></text:p>
      <text:p text:style-name="P24"><text:span text:style-name="Шрифт_20_абзацу_20_за_20_замовчуванням"><text:span text:style-name="T46"><text:s text:c="4"/>convertSockSize(sockSize);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<text:s text:c="4"/>int N;</text:span></text:span></text:p>
      <text:p text:style-name="P24"><text:span text:style-name="Шрифт_20_абзацу_20_за_20_замовчуванням"><text:span text:style-name="T46"><text:s text:c="4"/>cout &lt;&lt; "Введіть число для підрахунку бітів: ";</text:span></text:span></text:p>
      <text:p text:style-name="P24"><text:span text:style-name="Шрифт_20_абзацу_20_за_20_замовчуванням"><text:span text:style-name="T46"><text:s text:c="4"/>cin &gt;&gt; N;</text:span></text:span></text:p>
      <text:p text:style-name="P24"><text:soft-page-break/><text:span text:style-name="Шрифт_20_абзацу_20_за_20_замовчуванням"><text:span text:style-name="T46"><text:s text:c="4"/>countBits(N);</text:span></text:span></text:p>
      <text:p text:style-name="P24"><text:span text:style-name="Шрифт_20_абзацу_20_за_20_замовчуванням"><text:span text:style-name="T46"/></text:span></text:p>
      <text:p text:style-name="P24"><text:span text:style-name="Шрифт_20_абзацу_20_за_20_замовчуванням"><text:span text:style-name="T46"><text:s text:c="4"/>return 0;</text:span></text:span></text:p>
      <text:p text:style-name="P24"><text:span text:style-name="Шрифт_20_абзацу_20_за_20_замовчуванням"><text:span text:style-name="T46">}</text:span></text:span></text:p>
      <text:p text:style-name="P24"><text:span text:style-name="Шрифт_20_абзацу_20_за_20_замовчуванням"><text:span text:style-name="T46"/></text:span></text:p>
      <text:p text:style-name="P22"><text:span text:style-name="Шрифт_20_абзацу_20_за_20_замовчуванням"><text:span text:style-name="T29">Лістинг </text:span></text:span><text:span text:style-name="Шрифт_20_абзацу_20_за_20_замовчуванням"><text:span text:style-name="T30">Gonchar-task</text:span></text:span><text:span text:style-name="Шрифт_20_абзацу_20_за_20_замовчуванням"><text:span text:style-name="T29">:</text:span></text:span></text:p>
      <text:p text:style-name="P22"><text:span text:style-name="Шрифт_20_абзацу_20_за_20_замовчуванням"><text:span text:style-name="T29"/></text:span></text:p>
      <text:p text:style-name="P22"><text:span text:style-name="Шрифт_20_абзацу_20_за_20_замовчуванням"><text:span text:style-name="T46">#include &lt;iostream&gt;</text:span></text:span></text:p>
      <text:p text:style-name="P22"><text:span text:style-name="Шрифт_20_абзацу_20_за_20_замовчуванням"><text:span text:style-name="T46">#include &lt;windows.h&gt;</text:span></text:span></text:p>
      <text:p text:style-name="P22"><text:span text:style-name="Шрифт_20_абзацу_20_за_20_замовчуванням"><text:span text:style-name="T46">#include "ModulesGonchar.h"</text:span></text:span></text:p>
      <text:p text:style-name="P22"><text:span text:style-name="Шрифт_20_абзацу_20_за_20_замовчуванням"><text:span text:style-name="T46">using namespace std;</text:span></text:span></text:p>
      <text:p text:style-name="P22"><text:span text:style-name="Шрифт_20_абзацу_20_за_20_замовчуванням"><text:span text:style-name="T46"/></text:span></text:p>
      <text:p text:style-name="P22"><text:span text:style-name="Шрифт_20_абзацу_20_за_20_замовчуванням"><text:span text:style-name="T46">int main()</text:span></text:span></text:p>
      <text:p text:style-name="P22"><text:span text:style-name="Шрифт_20_абзацу_20_за_20_замовчуванням"><text:span text:style-name="T46">{</text:span></text:span></text:p>
      <text:p text:style-name="P22"><text:span text:style-name="Шрифт_20_абзацу_20_за_20_замовчуванням"><text:span text:style-name="T46"><text:s text:c="4"/>while(true){</text:span></text:span></text:p>
      <text:p text:style-name="P22"><text:span text:style-name="Шрифт_20_абзацу_20_за_20_замовчуванням"><text:span text:style-name="T46"><text:s text:c="8"/>char choise;</text:span></text:span></text:p>
      <text:p text:style-name="P22"><text:span text:style-name="Шрифт_20_абзацу_20_за_20_замовчуванням"><text:span text:style-name="T46"><text:s text:c="8"/>cout&lt;&lt;"\nEnter v,n,m,q,w or W"&lt;&lt;endl;</text:span></text:span></text:p>
      <text:p text:style-name="P22"><text:span text:style-name="Шрифт_20_абзацу_20_за_20_замовчуванням"><text:span text:style-name="T46"><text:s text:c="8"/>cin&gt;&gt;choise;</text:span></text:span></text:p>
      <text:p text:style-name="P22"><text:span text:style-name="Шрифт_20_абзацу_20_за_20_замовчуванням"><text:span text:style-name="T46"/></text:span></text:p>
      <text:p text:style-name="P22"><text:span text:style-name="Шрифт_20_абзацу_20_за_20_замовчуванням"><text:span text:style-name="T46"><text:s text:c="8"/>switch(choise){</text:span></text:span></text:p>
      <text:p text:style-name="P22"><text:span text:style-name="Шрифт_20_абзацу_20_за_20_замовчуванням"><text:span text:style-name="T46"><text:s text:c="8"/>case 'v':</text:span></text:span></text:p>
      <text:p text:style-name="P22"><text:span text:style-name="Шрифт_20_абзацу_20_за_20_замовчуванням"><text:span text:style-name="T46"><text:s text:c="12"/>double x, y ,z;</text:span></text:span></text:p>
      <text:p text:style-name="P22"><text:span text:style-name="Шрифт_20_абзацу_20_за_20_замовчуванням"><text:span text:style-name="T46"><text:s text:c="12"/>cout&lt;&lt;"Введіть x,y,z: "&lt;&lt;endl;</text:span></text:span></text:p>
      <text:p text:style-name="P22"><text:span text:style-name="Шрифт_20_абзацу_20_за_20_замовчуванням"><text:span text:style-name="T46"><text:s text:c="12"/>cin&gt;&gt;x&gt;&gt;y&gt;&gt;z;</text:span></text:span></text:p>
      <text:p text:style-name="P22"><text:span text:style-name="Шрифт_20_абзацу_20_за_20_замовчуванням"><text:span text:style-name="T46"><text:s text:c="12"/>cout&lt;&lt;s_calculation(x,y,z);</text:span></text:span></text:p>
      <text:p text:style-name="P22"><text:span text:style-name="Шрифт_20_абзацу_20_за_20_замовчуванням"><text:span text:style-name="T46"><text:s text:c="12"/>break;</text:span></text:span></text:p>
      <text:p text:style-name="P22"><text:span text:style-name="Шрифт_20_абзацу_20_за_20_замовчуванням"><text:span text:style-name="T46"><text:s text:c="8"/>case 'n':</text:span></text:span></text:p>
      <text:p text:style-name="P22"><text:span text:style-name="Шрифт_20_абзацу_20_за_20_замовчуванням"><text:span text:style-name="T46"><text:s text:c="12"/>cout&lt;&lt;"Введіть години: "&lt;&lt;endl;</text:span></text:span></text:p>
      <text:p text:style-name="P22"><text:span text:style-name="Шрифт_20_абзацу_20_за_20_замовчуванням"><text:span text:style-name="T46"><text:s text:c="12"/>int workHours[5];</text:span></text:span></text:p>
      <text:p text:style-name="P22"><text:span text:style-name="Шрифт_20_абзацу_20_за_20_замовчуванням"><text:span text:style-name="T46"><text:s text:c="12"/>for(int i = 0; i &lt; 5; ++i) {</text:span></text:span></text:p>
      <text:p text:style-name="P22"><text:span text:style-name="Шрифт_20_абзацу_20_за_20_замовчуванням"><text:span text:style-name="T46"><text:s text:c="16"/>cin &gt;&gt; workHours[i];</text:span></text:span></text:p>
      <text:p text:style-name="P22"><text:span text:style-name="Шрифт_20_абзацу_20_за_20_замовчуванням"><text:span text:style-name="T46"><text:s text:c="12"/>}</text:span></text:span></text:p>
      <text:p text:style-name="P22"><text:span text:style-name="Шрифт_20_абзацу_20_за_20_замовчуванням"><text:span text:style-name="T46"><text:s text:c="12"/>calculateSalary(workHours);</text:span></text:span></text:p>
      <text:p text:style-name="P22"><text:span text:style-name="Шрифт_20_абзацу_20_за_20_замовчуванням"><text:span text:style-name="T46"><text:s text:c="12"/>break;</text:span></text:span></text:p>
      <text:p text:style-name="P22"><text:span text:style-name="Шрифт_20_абзацу_20_за_20_замовчуванням"><text:span text:style-name="T46"><text:s text:c="8"/>case 'm':</text:span></text:span></text:p>
      <text:p text:style-name="P22"><text:span text:style-name="Шрифт_20_абзацу_20_за_20_замовчуванням"><text:span text:style-name="T46"><text:s text:c="12"/>int size;</text:span></text:span></text:p>
      <text:p text:style-name="P22"><text:span text:style-name="Шрифт_20_абзацу_20_за_20_замовчуванням"><text:span text:style-name="T46"><text:s text:c="12"/>cout&lt;&lt;"Введіть розмір: "&lt;&lt;endl;</text:span></text:span></text:p>
      <text:p text:style-name="P22"><text:soft-page-break/><text:span text:style-name="Шрифт_20_абзацу_20_за_20_замовчуванням"><text:span text:style-name="T46"><text:s text:c="12"/>cin&gt;&gt;size;</text:span></text:span></text:p>
      <text:p text:style-name="P22"><text:span text:style-name="Шрифт_20_абзацу_20_за_20_замовчуванням"><text:span text:style-name="T46"><text:s text:c="12"/>convertSockSize(size);</text:span></text:span></text:p>
      <text:p text:style-name="P22"><text:span text:style-name="Шрифт_20_абзацу_20_за_20_замовчуванням"><text:span text:style-name="T46"><text:s text:c="12"/>break;</text:span></text:span></text:p>
      <text:p text:style-name="P22"><text:span text:style-name="Шрифт_20_абзацу_20_за_20_замовчуванням"><text:span text:style-name="T46"><text:s text:c="8"/>case 'q':</text:span></text:span></text:p>
      <text:p text:style-name="P22"><text:span text:style-name="Шрифт_20_абзацу_20_за_20_замовчуванням"><text:span text:style-name="T46"><text:s text:c="12"/>int bit;</text:span></text:span></text:p>
      <text:p text:style-name="P22"><text:span text:style-name="Шрифт_20_абзацу_20_за_20_замовчуванням"><text:span text:style-name="T46"><text:s text:c="12"/>cout&lt;&lt;"Введіть число: "&lt;&lt;endl;</text:span></text:span></text:p>
      <text:p text:style-name="P22"><text:span text:style-name="Шрифт_20_абзацу_20_за_20_замовчуванням"><text:span text:style-name="T46"><text:s text:c="12"/>cin&gt;&gt;bit;</text:span></text:span></text:p>
      <text:p text:style-name="P22"><text:span text:style-name="Шрифт_20_абзацу_20_за_20_замовчуванням"><text:span text:style-name="T46"><text:s text:c="12"/>countBits(bit);</text:span></text:span></text:p>
      <text:p text:style-name="P22"><text:span text:style-name="Шрифт_20_абзацу_20_за_20_замовчуванням"><text:span text:style-name="T46"><text:s text:c="12"/>break;</text:span></text:span></text:p>
      <text:p text:style-name="P22"><text:span text:style-name="Шрифт_20_абзацу_20_за_20_замовчуванням"><text:span text:style-name="T46"><text:s text:c="8"/>case 'w':</text:span></text:span></text:p>
      <text:p text:style-name="P22"><text:span text:style-name="Шрифт_20_абзацу_20_за_20_замовчуванням"><text:span text:style-name="T46"><text:s text:c="8"/>case 'W':</text:span></text:span></text:p>
      <text:p text:style-name="P22"><text:span text:style-name="Шрифт_20_абзацу_20_за_20_замовчуванням"><text:span text:style-name="T46"><text:s text:c="12"/>return 0;</text:span></text:span></text:p>
      <text:p text:style-name="P22"><text:span text:style-name="Шрифт_20_абзацу_20_за_20_замовчуванням"><text:span text:style-name="T46"><text:s text:c="8"/>default:</text:span></text:span></text:p>
      <text:p text:style-name="P22"><text:span text:style-name="Шрифт_20_абзацу_20_за_20_замовчуванням"><text:span text:style-name="T46"><text:s text:c="12"/>Beep(1000, 500);</text:span></text:span></text:p>
      <text:p text:style-name="P22"><text:span text:style-name="Шрифт_20_абзацу_20_за_20_замовчуванням"><text:span text:style-name="T46"><text:s text:c="8"/>}</text:span></text:span></text:p>
      <text:p text:style-name="P22"><text:span text:style-name="Шрифт_20_абзацу_20_за_20_замовчуванням"><text:span text:style-name="T46"><text:s text:c="4"/>}</text:span></text:span></text:p>
      <text:p text:style-name="P22"><text:span text:style-name="Шрифт_20_абзацу_20_за_20_замовчуванням"><text:span text:style-name="T46"><text:s text:c="4"/>return 0;</text:span></text:span></text:p>
      <text:p text:style-name="P22"><text:span text:style-name="Шрифт_20_абзацу_20_за_20_замовчуванням"><text:span text:style-name="T46">}</text:span></text:span></text:p>
      <text:p text:style-name="P22"><text:span text:style-name="Шрифт_20_абзацу_20_за_20_замовчуванням"><text:span text:style-name="T29"/></text:span></text:p>
      <text:p text:style-name="P37" loext:marker-style-name="T47"><draw:frame draw:style-name="fr1" draw:name="Рамка3" text:anchor-type="paragraph" svg:y="0cm" svg:width="11.852cm" draw:z-index="16" loext:may-break-between-pages="true"><draw:text-box fo:min-height="0cm"><table:table table:name="Таблиця3" table:style-name="Таблиця3"><table:table-column table:style-name="Таблиця3.A"/><table:table-column table:style-name="Таблиця3.B"/><table:table-row table:style-name="Таблиця3.1"><table:table-cell table:style-name="Таблиця3.A1" office:value-type="string"><text:p text:style-name="P32" loext:marker-style-name="T39"><text:span text:style-name="Шрифт_20_абзацу_20_за_20_замовчуванням"><text:span text:style-name="T32">Назва</text:span></text:span><text:span text:style-name="Шрифт_20_абзацу_20_за_20_замовчуванням"><text:span text:style-name="T29"> </text:span></text:span><text:span text:style-name="T39">тестового набору</text:span></text:p><text:p text:style-name="P32"><text:span text:style-name="T39">Test Suite Description</text:span></text:p></table:table-cell><table:table-cell table:style-name="Таблиця3.A1" office:value-type="string"><text:p text:style-name="P33"><text:span text:style-name="T39">TS_lab_</text:span><text:span text:style-name="T31">9</text:span><text:span text:style-name="T41">.2</text:span></text:p></table:table-cell></table:table-row><table:table-row table:style-name="Таблиця3.1"><table:table-cell table:style-name="Таблиця3.A1" office:value-type="string"><text:p text:style-name="P34" loext:marker-style-name="T39"><text:span text:style-name="T39">Назва проекта / ПЗ</text:span></text:p><text:p text:style-name="P34"><text:span text:style-name="T39">Name of Project / Software</text:span></text:p></table:table-cell><table:table-cell table:style-name="Таблиця3.A1" office:value-type="string"><text:p text:style-name="P35" loext:marker-style-name="T20"><text:span text:style-name="T31">Gonchar_task</text:span></text:p></table:table-cell></table:table-row><table:table-row table:style-name="Таблиця3.1"><table:table-cell table:style-name="Таблиця3.A1" office:value-type="string"><text:p text:style-name="P34" loext:marker-style-name="T39"><text:span text:style-name="T39">Рівень тестування</text:span></text:p><text:p text:style-name="P34"><text:span text:style-name="T39">Level of Testing</text:span></text:p></table:table-cell><table:table-cell table:style-name="Таблиця3.A1" office:value-type="string"><text:p text:style-name="P36"><text:span text:style-name="T39">Системне</text:span><text:span text:style-name="T31">/System </text:span><text:span text:style-name="T39">Testing</text:span></text:p></table:table-cell></table:table-row><table:table-row table:style-name="Таблиця3.1"><table:table-cell table:style-name="Таблиця3.A1" office:value-type="string"><text:p text:style-name="P34" loext:marker-style-name="T39"><text:span text:style-name="T39">Автор тест-сьюта </text:span></text:p><text:p text:style-name="P34"><text:span text:style-name="T39">Test Suite Author</text:span></text:p></table:table-cell><table:table-cell table:style-name="Таблиця3.A1" office:value-type="string"><text:p text:style-name="P35" loext:marker-style-name="T10"><text:span text:style-name="T41">Гончар Артем</text:span><text:span text:style-name="T39">ій</text:span></text:p></table:table-cell></table:table-row><table:table-row table:style-name="Таблиця3.1"><table:table-cell table:style-name="Таблиця3.A1" office:value-type="string"><text:p text:style-name="P34" loext:marker-style-name="T39"><text:span text:style-name="T39">Виконавець </text:span></text:p><text:p text:style-name="P34"><text:span text:style-name="T39">Implementer</text:span></text:p></table:table-cell><table:table-cell table:style-name="Таблиця3.A1" office:value-type="string"><text:p text:style-name="P35" loext:marker-style-name="T10"><text:span text:style-name="T41">Гончар Артемій</text:span></text:p></table:table-cell></table:table-row></table:table></draw:text-box></draw:frame><text:line-break loext:clear="all"/></text:p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0"><text:span text:style-name="T39">Ід-р тест-кейса / Test Case ID</text:span></text:p>
          </table:table-cell>
          <table:table-cell table:style-name="Таблиця4.A1" office:value-type="string">
            <text:p text:style-name="P40" loext:marker-style-name="T39"><text:span text:style-name="T39">Дії (кроки) /</text:span><text:span text:style-name="T39"/></text:p>
            <text:p text:style-name="P40" loext:marker-style-name="T39"><text:span text:style-name="T39">Action</text:span><text:span text:style-name="T39"/></text:p>
            <text:p text:style-name="P40"><text:span text:style-name="T39">(Test Step</text:span><text:span text:style-name="T31">s</text:span><text:span text:style-name="T39">)</text:span></text:p>
          </table:table-cell>
          <table:table-cell table:style-name="Таблиця4.A1" office:value-type="string">
            <text:p text:style-name="P40" loext:marker-style-name="T39"><text:span text:style-name="T39">Очікуваний</text:span><text:span text:style-name="T39"/></text:p>
            <text:p text:style-name="P40" loext:marker-style-name="T39"><text:span text:style-name="T39">результат /</text:span><text:span text:style-name="T39"/></text:p>
            <text:p text:style-name="P40"><text:span text:style-name="T39">Expected Result</text:span></text:p>
          </table:table-cell>
          <table:table-cell table:style-name="Таблиця4.A1" office:value-type="string">
            <text:p text:style-name="P39" loext:marker-style-name="T39"><text:span text:style-name="T39">Результат тестування (пройшов/не вдалося/ заблокований) /</text:span><text:span text:style-name="T39"/></text:p>
            <text:p text:style-name="P39"><text:span text:style-name="T39">Test Result<text:line-break/>(passed/failed/ blocked)</text:span></text:p>
          </table:table-cell>
        </table:table-row>
        <table:table-row table:style-name="Таблиця4.2">
          <table:table-cell table:style-name="Таблиця4.A2" office:value-type="string">
            <text:p text:style-name="P40" loext:marker-style-name="T20"><text:span text:style-name="T31">TC_</text:span><text:span text:style-name="T41">01</text:span></text:p>
          </table:table-cell>
          <table:table-cell table:style-name="Таблиця4.B2" office:value-type="string">
            <text:p text:style-name="P40" loext:marker-style-name="T31"><text:span text:style-name="T31">1)</text:span><text:span text:style-name="T41">Введення </text:span><text:span text:style-name="T31">v:</text:span></text:p>
            <text:p text:style-name="P40" loext:marker-style-name="T31"><text:span text:style-name="T31">1,1,1</text:span><text:span text:style-name="T31"/></text:p>
            <text:p text:style-name="P40"><text:span text:style-name="T31">2)</text:span><text:span text:style-name="T41">Введення </text:span><text:span text:style-name="T31">10,1,2</text:span></text:p>
          </table:table-cell>
          <table:table-cell table:style-name="Таблиця4.C2" office:value-type="string">
            <text:p text:style-name="P40" loext:marker-style-name="T41"><text:span text:style-name="T41">Введ</text:span><text:span text:style-name="T39">іть</text:span><text:span text:style-name="T31"> v,n,m,q,w or W</text:span></text:p>
            <text:p text:style-name="P40" loext:marker-style-name="T31"><text:span text:style-name="T39">Введіть</text:span><text:span text:style-name="T31"> x,y,z:</text:span></text:p>
            <text:p text:style-name="P40"><text:span text:style-name="T31">-266.172</text:span></text:p>
          </table:table-cell>
          <table:table-cell table:style-name="Таблиця4.D2" office:value-type="string">
            <text:p text:style-name="P40" loext:marker-style-name="T20"><text:span text:style-name="T31">Passed</text:span><text:span text:style-name="T31"/></text:p>
          </table:table-cell>
        </table:table-row>
        <table:table-row table:style-name="Таблиця4.2">
          <table:table-cell table:style-name="Таблиця4.A3" office:value-type="string">
            <text:p text:style-name="P40" loext:marker-style-name="T20"><text:span text:style-name="T31">TC_</text:span><text:span text:style-name="T41">02</text:span></text:p>
          </table:table-cell>
          <table:table-cell table:style-name="Таблиця4.B3" office:value-type="string">
            <text:p text:style-name="P40" loext:marker-style-name="T31"><text:span text:style-name="T41">1)Введення n:</text:span><text:span text:style-name="T31"/></text:p>
            <text:p text:style-name="P40" loext:marker-style-name="T10"><text:span text:style-name="T41">2)Введення </text:span><text:span text:style-name="T31">5,6,4,9,10</text:span></text:p>
          </table:table-cell>
          <table:table-cell table:style-name="Таблиця4.C3" office:value-type="string">
            <text:p text:style-name="P40" loext:marker-style-name="T41"><text:span text:style-name="T41">Введ</text:span><text:span text:style-name="T39">іть</text:span><text:span text:style-name="T31"> v,n,m,q,w or W</text:span></text:p>
            <text:p text:style-name="P40" loext:marker-style-name="T31"><text:span text:style-name="T39">Введіть години:</text:span><text:span text:style-name="T31"/></text:p>
            <text:p text:style-name="P40" loext:marker-style-name="T31"><text:soft-page-break/><text:span text:style-name="T41">Нарахована сума зарплати: 19</text:span><text:span text:style-name="T31">60</text:span></text:p>
            <text:p text:style-name="P40" loext:marker-style-name="T41"><text:span text:style-name="T41">Податок на прибуток: </text:span><text:span text:style-name="T41"/></text:p>
            <text:p text:style-name="P40" loext:marker-style-name="T41"><text:span text:style-name="T41">Пенсійний фонд: 294 </text:span><text:span text:style-name="T41"/></text:p>
            <text:p text:style-name="P40" loext:marker-style-name="T41"><text:span text:style-name="T41">Фонд загальнообов'язкового державного соцстрахування на випадок безробіття: 1176</text:span><text:span text:style-name="T41"/></text:p>
            <text:p text:style-name="P40" loext:marker-style-name="T41"><text:span text:style-name="T41">Загальнообов'язкове державне соцстрахування у зв'язку з тимчасовою втратою працездатності: 19.6</text:span><text:span text:style-name="T41"/></text:p>
            <text:p text:style-name="P40" loext:marker-style-name="T10"><text:span text:style-name="T41">Сума до видачі працівникові (з вирахуваними податками): 431.2</text:span><text:span text:style-name="T41"/></text:p>
          </table:table-cell>
          <table:table-cell table:style-name="Таблиця4.D3" office:value-type="string">
            <text:p text:style-name="P40" loext:marker-style-name="T20"><text:span text:style-name="T31">Passed</text:span><text:span text:style-name="T31"/></text:p>
          </table:table-cell>
        </table:table-row>
        <table:table-row table:style-name="Таблиця4.2">
          <table:table-cell table:style-name="Таблиця4.A4" office:value-type="string">
            <text:p text:style-name="P37" loext:marker-style-name="T20"><text:span text:style-name="T31">TC_</text:span><text:span text:style-name="T41">03</text:span></text:p>
          </table:table-cell>
          <table:table-cell table:style-name="Таблиця4.B4" office:value-type="string">
            <text:p text:style-name="P37" loext:marker-style-name="T41"><text:span text:style-name="T41">1)Введення </text:span><text:span text:style-name="T31">m</text:span></text:p>
            <text:p text:style-name="P37" loext:marker-style-name="T10"><text:span text:style-name="T41">2)Введення 31</text:span><text:span text:style-name="T41"/></text:p>
          </table:table-cell>
          <table:table-cell table:style-name="Таблиця4.C4" office:value-type="string">
            <text:p text:style-name="P37" loext:marker-style-name="T41"><text:span text:style-name="T41">Введ</text:span><text:span text:style-name="T39">іть</text:span><text:span text:style-name="T31"> v,n,m,q,w or W</text:span></text:p>
            <text:p text:style-name="P37" loext:marker-style-name="T41"><text:span text:style-name="T41">Введіть розмір:<text:line-break/></text:span><text:span text:style-name="T39">США:12</text:span></text:p>
            <text:p text:style-name="P37"><text:span text:style-name="T39">ЄС:45</text:span></text:p>
          </table:table-cell>
          <table:table-cell table:style-name="Таблиця4.D4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4.2">
          <table:table-cell table:style-name="Таблиця4.A5" office:value-type="string">
            <text:p text:style-name="P37" loext:marker-style-name="T20"><text:span text:style-name="T31">TC_</text:span><text:span text:style-name="T41">04</text:span></text:p>
          </table:table-cell>
          <table:table-cell table:style-name="Таблиця4.B5" office:value-type="string">
            <text:p text:style-name="P37" loext:marker-style-name="T10"><text:span text:style-name="T41">1)Введення </text:span><text:span text:style-name="T31">e</text:span></text:p>
          </table:table-cell>
          <table:table-cell table:style-name="Таблиця4.C5" office:value-type="string">
            <text:p text:style-name="P37" loext:marker-style-name="T41"><text:span text:style-name="T41">Введ</text:span><text:span text:style-name="T39">іть</text:span><text:span text:style-name="T31"> v,n,m,q,w or W</text:span></text:p>
            <text:p text:style-name="P29" loext:marker-style-name="T31"/>
            <text:p text:style-name="P37" loext:marker-style-name="T10"><text:span text:style-name="T41">Пролунав звуковий сигнал</text:span><text:span text:style-name="T41"/></text:p>
          </table:table-cell>
          <table:table-cell table:style-name="Таблиця4.D5" office:value-type="string">
            <text:p text:style-name="P37" loext:marker-style-name="T20"><text:span text:style-name="T31">Passed</text:span><text:span text:style-name="T31"/></text:p>
          </table:table-cell>
        </table:table-row>
        <table:table-row table:style-name="Таблиця4.2">
          <table:table-cell table:style-name="Таблиця4.A6" office:value-type="string">
            <text:p text:style-name="P37" loext:marker-style-name="T20"><text:span text:style-name="T31">TC_</text:span><text:span text:style-name="T41">05</text:span></text:p>
          </table:table-cell>
          <table:table-cell table:style-name="Таблиця4.B6" office:value-type="string">
            <text:p text:style-name="P37" loext:marker-style-name="T31"><text:span text:style-name="T41">1)Введення </text:span><text:span text:style-name="T31">W</text:span></text:p>
            <text:p text:style-name="P29" loext:marker-style-name="T31"/>
          </table:table-cell>
          <table:table-cell table:style-name="Таблиця4.C6" office:value-type="string">
            <text:p text:style-name="P37" loext:marker-style-name="T10"><text:span text:style-name="T41">Введ</text:span><text:span text:style-name="T39">іть</text:span><text:span text:style-name="T31"> v,n,m,q,w or W</text:span></text:p>
          </table:table-cell>
          <table:table-cell table:style-name="Таблиця4.D6" office:value-type="string">
            <text:p text:style-name="P37" loext:marker-style-name="T20"><text:span text:style-name="T31">Passed</text:span><text:span text:style-name="T31"/></text:p>
          </table:table-cell>
        </table:table-row>
      </table:table>
      <text:p text:style-name="P27" loext:marker-style-name="T39"/>
      <text:p text:style-name="P30" loext:marker-style-name="T31"/>
      <text:p text:style-name="P21"><text:span text:style-name="Шрифт_20_абзацу_20_за_20_замовчуванням"><text:span text:style-name="T29"/></text:span></text:p>
      <text:p text:style-name="P21"><text:span text:style-name="Шрифт_20_абзацу_20_за_20_замовчуванням"><text:span text:style-name="T29"/></text:span></text:p>
      <text:p text:style-name="P51">Висновок: <text:span text:style-name="T43">Виконання </text:span><text:span text:style-name="T15">цієї </text:span><text:span text:style-name="T14">лабораторн</text:span><text:span text:style-name="T15">ої</text:span><text:span text:style-name="T43"> роб</text:span><text:span text:style-name="T15">оти</text:span><text:span text:style-name="T22"> </text:span><text:span text:style-name="T23">з</text:span><text:span text:style-name="T45">м</text:span><text:span text:style-name="T17">іцнило</text:span><text:span text:style-name="T16"> мої знання у лінковці модуля до проекту. Завдання з бітами було досить складн</text:span><text:span text:style-name="T17">им</text:span><text:span text:style-name="T16">, а бібікання сигналом мені сподобалось, тільки думав що сигнал буде </text:span><text:span text:style-name="T17">звучати</text:span><text:span text:style-name="T16">, як при помилках у роботі комп’ютера. Хотілось би щось більше</text:span><text:span text:style-name="T17">,</text:span><text:span text:style-name="T16"> ні</text:span><text:span text:style-name="T17">ж</text:span><text:span text:style-name="T16"> консольні вирішення задачок.</text:span></text:p>
      <text:p text:style-name="P19"><text:span text:style-name="T21"/></text:p>
      <text:p text:style-name="P17">Відповіді на питання:</text:p>
      <text:p text:style-name="P13"><text:span text:style-name="T50">1. </text:span>Можливо замінити тернарний оператор оператором if-else, який також здатний здійснювати умовний вибір.</text:p>
      <text:p text:style-name="P13"><text:soft-page-break/></text:p>
      <text:p text:style-name="P13"><text:span text:style-name="T50">2.</text:span> Пріоритет виконання операторів визначає порядок їх обробки, а асоціативність вказує на порядок обробки операторів одного пріоритету.</text:p>
      <text:p text:style-name="P13"><text:span text:style-name="T50">3.</text:span> Змінні, оголошені в тілі циклу або умови, мають локальну область видимості, обмежену цим блоком коду.</text:p>
      <text:p text:style-name="P13"><text:span text:style-name="T50">4.</text:span> Асоціативність операторів визначає порядок обчислення виразу, а типи операндів визначають дії, які можуть бути виконані.</text:p>
      <text:p text:style-name="P13"><text:span text:style-name="T50">5.</text:span> Тернарний оператор доцільно використовувати для скорочення коду в простих умовах.</text:p>
      <text:p text:style-name="P13"><text:span text:style-name="T50">6. </text:span>Після інструкції `cnt--;` змінна `cnt` буде містити значення на одиницю менше від попереднього.</text:p>
      <text:p text:style-name="P13"><text:span text:style-name="T50">7.</text:span> Константна змінна, оголошена за допомогою ключового слова `const`, не може змінюватися після ініціалізації, що дозволяє забезпечити стале значення.</text:p>
      <text:p text:style-name="P13"><text:span text:style-name="T50">8.</text:span> Операнди логічних операторів можуть бути типу `bool`, який приймає значення `true` або `false`.</text:p>
      <text:p text:style-name="P13"><text:span text:style-name="T50">9.</text:span> При `bool cnt = !!0;` змінна `cnt` буде містити значення `false`.</text:p>
      <text:p text:style-name="P13"><text:span text:style-name="T50">10.</text:span> Вираз ініціалізації у циклі `for` визначає початкові умови цикл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вичайний" style:family="paragraph">
      <style:paragraph-properties fo:hyphenation-ladder-count="no-limit"/>
      <style:text-properties fo:font-size="12pt" fo:language="uk" fo:country="UA" style:font-size-asian="12pt" style:language-asian="uk" style:country-asian="UA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Courier New1" style:font-family-asian="'Courier New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Шрифт_20_абзацу_20_за_20_замовчуванням" style:display-name="Шрифт абзацу за замовчуванням" style:family="text"/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a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4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1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2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2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14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0.95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Рамка1" text:anchor-type="paragraph" svg:y="0.002cm" draw:z-index="14"><draw:text-box fo:min-height="0.058cm" fo:min-width="0.041cm"><text:p text:style-name="Header"><text:span text:style-name="Page_20_Number"><text:page-number text:select-page="current">15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ШАБЛОН : Титульний аркуш звіту про ЛР</dc:title>
    <dc:subject>Модульне програмування // Титульний аркуш звіту про ЛР</dc:subject>
    <meta:keyword/>
    <meta:initial-creator>Доренський О. П.</meta:initial-creator>
    <meta:creation-date>2016-09-17T12:13:00</meta:creation-date>
    <dc:date>2024-03-17T18:24:32.499000000</dc:date>
    <meta:editing-cycles>100</meta:editing-cycles>
    <meta:editing-duration>PT2H49S</meta:editing-duration>
    <meta:generator>LibreOffice/7.6.3.2$Windows_X86_64 LibreOffice_project/29d686fea9f6705b262d369fede658f824154cc0</meta:generator>
    <meta:document-statistic meta:table-count="4" meta:image-count="0" meta:object-count="0" meta:page-count="16" meta:paragraph-count="467" meta:word-count="1725" meta:character-count="13415" meta:non-whitespace-character-count="11092"/>
  </office:meta>
</office:document-meta>
</file>